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D0000004679B335F3ACF7223F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Meiryo UI1" svg:font-family="'Meiryo UI'" style:font-family-generic="modern" style:font-pitch="fixed"/>
    <style:font-face style:name="微软雅黑1" svg:font-family="微软雅黑" style:font-family-generic="modern" style:font-pitch="fixed"/>
    <style:font-face style:name="迷你简汉真广标1" svg:font-family="迷你简汉真广标"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宋体1" svg:font-family="宋体" style:font-pitch="variable"/>
    <style:font-face style:name="微软雅黑4" svg:font-family="微软雅黑" style:font-family-generic="decorative" style:font-pitch="variable"/>
    <style:font-face style:name="迷你简汉真广标2" svg:font-family="迷你简汉真广标" style:font-family-generic="decorative" style:font-pitch="variable"/>
    <style:font-face style:name="Liberation Sans3" svg:font-family="'Liberation Sans'" style:font-family-generic="modern" style:font-pitch="variable"/>
    <style:font-face style:name="Meiryo UI" svg:font-family="'Meiryo UI'" style:font-family-generic="modern" style:font-pitch="variable"/>
    <style:font-face style:name="微软雅黑3" svg:font-family="微软雅黑" style:font-family-generic="modern" style:font-pitch="variable"/>
    <style:font-face style:name="迷你简汉真广标" svg:font-family="迷你简汉真广标"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Mangal1" svg:font-family="Mangal" style:font-family-generic="swiss" style:font-pitch="variable"/>
    <style:font-face style:name="微软雅黑" svg:font-family="微软雅黑"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2" svg:font-family="微软雅黑" style:font-family-generic="system" style:font-pitch="variable"/>
  </office:font-face-decls>
  <office:automatic-styles>
    <style:style style:name="dp1" style:family="drawing-page">
      <style:drawing-page-properties presentation:transition-type="automatic" presentation:transition-speed="slow" presentation:duration="PT3S"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draw:fill="solid" draw:fill-color="#29b9a6"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ffc20f"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ffc20f" draw:stroke-linejoin="miter" draw:fill="none"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53cm" svg:stroke-color="#ffc20f" draw:stroke-linejoin="miter"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35cm" svg:stroke-color="#ffc20f" svg:stroke-opacity="65%" draw:stroke-linejoin="miter"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35cm" svg:stroke-color="#ffc20f" svg:stroke-opacity="60%" draw:stroke-linejoin="miter" draw:fill="none"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35cm" svg:stroke-color="#ffc20f" svg:stroke-opacity="55%" draw:stroke-linejoin="miter" draw:fill="none"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ffc20f" svg:stroke-opacity="50%" draw:stroke-linejoin="miter" draw:fill="none"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84cbc5"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1.673cm" fo:min-width="8.892cm"/>
    </style:style>
    <style:style style:name="gr13" style:family="graphic">
      <style:graphic-properties style:protect="size"/>
    </style:style>
    <style:style style:name="gr14"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15" style:family="graphic" style:parent-style-name="standard">
      <style:graphic-properties draw:stroke="solid" svg:stroke-width="0.018cm" svg:stroke-color="#ffffff" draw:stroke-linejoin="miter"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053cm" svg:stroke-color="#f8d35e" draw:marker-start="msArrowOvalEnd_20_5" draw:marker-start-width="0.21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53cm" svg:stroke-color="#f47264" draw:marker-start="msArrowOvalEnd_20_5" draw:marker-start-width="0.21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053cm" svg:stroke-color="#29b9a6" draw:marker-start="msArrowOvalEnd_20_5" draw:marker-start-width="0.21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053cm" svg:stroke-color="#7e5f9f" draw:marker-start="msArrowOvalEnd_20_5" draw:marker-start-width="0.21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035cm" draw:stroke-linejoin="miter" draw:fill="solid" draw:fill-color="#f8d35e" draw:textarea-vertical-align="middle"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solid" svg:stroke-width="0.159cm" svg:stroke-color="#f47264" draw:stroke-linejoin="miter" draw:fill="none" draw:textarea-vertical-align="middle" draw:auto-grow-height="false" draw:fit-to-size="false" fo:min-height="2.1cm" fo:min-width="1.85cm" fo:padding-top="0.125cm" fo:padding-bottom="0.125cm" fo:padding-left="0.25cm" fo:padding-right="0.25cm" fo:wrap-option="wrap"/>
    </style:style>
    <style:style style:name="gr22" style:family="graphic" style:parent-style-name="standard">
      <style:graphic-properties draw:stroke="none" svg:stroke-width="0cm" draw:fill="solid" draw:fill-color="#ffffff" draw:textarea-vertical-align="top" draw:auto-grow-height="false" draw:fit-to-size="false" fo:min-height="0.135cm" fo:min-width="0cm" fo:padding-top="0.127cm" fo:padding-bottom="0.127cm" fo:padding-left="0.254cm" fo:padding-right="0.254cm" fo:wrap-option="wrap"/>
    </style:style>
    <style:style style:name="gr23" style:family="graphic" style:parent-style-name="standard">
      <style:graphic-properties draw:stroke="none" svg:stroke-width="0cm" draw:fill="solid" draw:fill-color="#ffffff" draw:textarea-vertical-align="top" draw:auto-grow-height="false" draw:fit-to-size="false" fo:min-height="1.141cm" fo:min-width="0.498cm" fo:padding-top="0.127cm" fo:padding-bottom="0.127cm" fo:padding-left="0.254cm" fo:padding-right="0.254cm" fo:wrap-option="wrap"/>
    </style:style>
    <style:style style:name="gr24" style:family="graphic" style:parent-style-name="standard">
      <style:graphic-properties draw:stroke="none" svg:stroke-width="0cm" draw:fill="solid" draw:fill-color="#ffffff" draw:textarea-vertical-align="top" draw:auto-grow-height="false" draw:fit-to-size="false" fo:min-height="0.604cm" fo:min-width="0.045cm" fo:padding-top="0.127cm" fo:padding-bottom="0.127cm" fo:padding-left="0.254cm" fo:padding-right="0.254cm" fo:wrap-option="wrap"/>
    </style:style>
    <style:style style:name="gr25" style:family="graphic" style:parent-style-name="standard">
      <style:graphic-properties draw:stroke="none" svg:stroke-color="#000000" draw:fill="none" draw:fill-color="#ffffff" draw:textarea-horizontal-align="justify" draw:textarea-vertical-align="top" draw:auto-grow-height="true" draw:auto-grow-width="false" fo:max-height="0cm" fo:min-height="9.268cm" fo:min-width="27.171cm"/>
    </style:style>
    <style:style style:name="gr26" style:family="graphic" style:parent-style-name="standard">
      <style:graphic-properties draw:stroke="none" svg:stroke-width="0.035cm" draw:stroke-linejoin="miter" draw:fill="solid" draw:fill-color="#29b9a6" draw:textarea-vertical-align="middle" draw:auto-grow-height="false" draw:fit-to-size="false" fo:min-height="1.894cm" fo:min-width="21.7cm" fo:padding-top="0.125cm" fo:padding-bottom="0.125cm" fo:padding-left="0.25cm" fo:padding-right="0.25cm" fo:wrap-option="wrap"/>
    </style:style>
    <style:style style:name="gr27" style:family="graphic" style:parent-style-name="standard">
      <style:graphic-properties draw:stroke="solid" svg:stroke-width="0.159cm" svg:stroke-color="#f47264"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28" style:family="graphic" style:parent-style-name="standard">
      <style:graphic-properties draw:stroke="solid" svg:stroke-width="0.159cm" svg:stroke-color="#f8d35e"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29" style:family="graphic" style:parent-style-name="standard">
      <style:graphic-properties draw:stroke="solid" svg:stroke-width="0.159cm" svg:stroke-color="#29b9a6"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30" style:family="graphic" style:parent-style-name="standard">
      <style:graphic-properties draw:stroke="solid" svg:stroke-width="0.053cm" svg:stroke-color="#f47264"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31" style:family="graphic" style:parent-style-name="standard">
      <style:graphic-properties draw:stroke="solid" svg:stroke-width="0.053cm" svg:stroke-color="#f8d35e"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32" style:family="graphic" style:parent-style-name="standard">
      <style:graphic-properties draw:stroke="solid" svg:stroke-width="0.035cm" svg:stroke-color="#43729d" draw:stroke-linejoin="miter" draw:fill="solid" draw:fill-color="#f47264" draw:textarea-vertical-align="middle"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43729d" draw:stroke-linejoin="miter" draw:fill="solid" draw:fill-color="#f8d35e" draw:textarea-vertical-align="middle" draw:auto-grow-height="false" draw:fit-to-size="false" fo:min-height="0cm" fo:min-width="0cm" fo:padding-top="0.125cm" fo:padding-bottom="0.125cm" fo:padding-left="0.25cm" fo:padding-right="0.25cm" fo:wrap-option="wrap"/>
    </style:style>
    <style:style style:name="gr34" style:family="graphic" style:parent-style-name="standard">
      <style:graphic-properties draw:stroke="solid" svg:stroke-width="0.035cm" svg:stroke-color="#43729d" draw:stroke-linejoin="miter" draw:fill="solid" draw:fill-color="#29b9a6" draw:textarea-vertical-align="middle" draw:auto-grow-height="false" draw:fit-to-size="false" fo:min-height="0cm" fo:min-width="0cm" fo:padding-top="0.125cm" fo:padding-bottom="0.125cm" fo:padding-left="0.25cm" fo:padding-right="0.25cm" fo:wrap-option="wrap"/>
    </style:style>
    <style:style style:name="gr35" style:family="graphic" style:parent-style-name="standard">
      <style:graphic-properties draw:stroke="solid" svg:stroke-width="0.106cm" svg:stroke-color="#ffffff" draw:stroke-linejoin="miter" draw:fill="solid" draw:fill-color="#29b9a6" draw:textarea-vertical-align="middle" draw:auto-grow-height="false" draw:fit-to-size="false" fo:min-height="0cm" fo:min-width="0cm" fo:padding-top="0.125cm" fo:padding-bottom="0.125cm" fo:padding-left="0.25cm" fo:padding-right="0.25cm" fo:wrap-option="wrap"/>
    </style:style>
    <style:style style:name="gr36" style:family="graphic" style:parent-style-name="standard">
      <style:graphic-properties draw:stroke="none" svg:stroke-width="0.026cm" draw:stroke-linejoin="round" draw:fill="solid" draw:fill-color="#ffffff" draw:textarea-vertical-align="top" draw:auto-grow-height="false" draw:fit-to-size="false" fo:min-height="0cm" fo:min-width="0cm" fo:padding-top="0.127cm" fo:padding-bottom="0.127cm" fo:padding-left="0.254cm" fo:padding-right="0.254cm" fo:wrap-option="wrap"/>
    </style:style>
    <style:style style:name="gr37" style:family="graphic" style:parent-style-name="standard">
      <style:graphic-properties draw:stroke="solid" svg:stroke-width="0.106cm" svg:stroke-color="#ffffff" draw:stroke-linejoin="miter" draw:fill="solid" draw:fill-color="#f47264"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solid" svg:stroke-width="0.106cm" svg:stroke-color="#ffffff" draw:stroke-linejoin="miter" draw:fill="solid" draw:fill-color="#f8d35e" draw:textarea-vertical-align="middle"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40" style:family="graphic" style:parent-style-name="standard">
      <style:graphic-properties draw:stroke="none" svg:stroke-width="0.035cm" draw:stroke-linejoin="miter" draw:fill="solid" draw:fill-color="#f47264" draw:textarea-vertical-align="middle" draw:auto-grow-height="false" draw:fit-to-size="false" fo:min-height="0cm" fo:min-width="0cm" fo:padding-top="0.125cm" fo:padding-bottom="0.125cm" fo:padding-left="0.25cm" fo:padding-right="0.25cm" fo:wrap-option="wrap"/>
    </style:style>
    <style:style style:name="gr41" style:family="graphic" style:parent-style-name="standard">
      <style:graphic-properties draw:stroke="none" svg:stroke-width="0.035cm" draw:stroke-linejoin="miter" draw:fill="solid" draw:fill-color="#f47264" draw:textarea-vertical-align="middle" draw:auto-grow-height="false" draw:fit-to-size="false" fo:min-height="1.195cm" fo:min-width="0.594cm" fo:padding-top="0.125cm" fo:padding-bottom="0.125cm" fo:padding-left="0.25cm" fo:padding-right="0.25cm" fo:wrap-option="wrap"/>
    </style:style>
    <style:style style:name="gr42" style:family="graphic" style:parent-style-name="standard">
      <style:graphic-properties draw:stroke="solid" svg:stroke-width="0.079cm" svg:stroke-color="#29b9a6" draw:stroke-linejoin="miter" draw:fill="none" draw:textarea-vertical-align="middle" draw:auto-grow-height="false" draw:fit-to-size="false" fo:min-height="4.04cm" fo:min-width="3.79cm" fo:padding-top="0.125cm" fo:padding-bottom="0.125cm" fo:padding-left="0.25cm" fo:padding-right="0.25cm" fo:wrap-option="wrap"/>
    </style:style>
    <style:style style:name="gr43" style:family="graphic" style:parent-style-name="standard">
      <style:graphic-properties draw:stroke="solid" svg:stroke-width="0.079cm" svg:stroke-color="#29b9a6"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none" svg:stroke-width="0.035cm" draw:stroke-linejoin="miter" draw:fill="solid" draw:fill-color="#29b9a6" draw:textarea-vertical-align="middle" draw:auto-grow-height="false" draw:fit-to-size="false" fo:min-height="0.773cm" fo:min-width="4.198cm" fo:padding-top="0.125cm" fo:padding-bottom="0.125cm" fo:padding-left="0.25cm" fo:padding-right="0.25cm" fo:wrap-option="wrap"/>
    </style:style>
    <style:style style:name="gr45" style:family="graphic" style:parent-style-name="standard">
      <style:graphic-properties draw:stroke="solid" svg:stroke-width="0.159cm" svg:stroke-color="#29b9a6" draw:stroke-linejoin="miter" draw:fill="none" draw:textarea-vertical-align="middle" draw:auto-grow-height="false" draw:fit-to-size="false" fo:min-height="2.52cm" fo:min-width="2.27cm" fo:padding-top="0.125cm" fo:padding-bottom="0.125cm" fo:padding-left="0.25cm" fo:padding-right="0.25cm" fo:wrap-option="wrap"/>
    </style:style>
    <style:style style:name="gr46" style:family="graphic" style:parent-style-name="standard">
      <style:graphic-properties draw:stroke="solid" svg:stroke-width="0.079cm" svg:stroke-color="#29b9a6" draw:stroke-linejoin="miter" draw:fill="none" draw:textarea-vertical-align="middle" draw:auto-grow-height="false" draw:fit-to-size="false" fo:min-height="5.21cm" fo:min-width="4.96cm" fo:padding-top="0.125cm" fo:padding-bottom="0.125cm" fo:padding-left="0.25cm" fo:padding-right="0.25cm" fo:wrap-option="wrap"/>
    </style:style>
    <style:style style:name="gr47" style:family="graphic" style:parent-style-name="standard">
      <style:graphic-properties draw:stroke="none" svg:stroke-width="0.035cm" draw:stroke-linejoin="miter" draw:fill="solid" draw:fill-color="#29b9a6" draw:textarea-vertical-align="middle" draw:auto-grow-height="false" draw:fit-to-size="false" fo:min-height="1.053cm" fo:min-width="5.48cm" fo:padding-top="0.125cm" fo:padding-bottom="0.125cm" fo:padding-left="0.25cm" fo:padding-right="0.25cm" fo:wrap-option="wrap"/>
    </style:style>
    <style:style style:name="gr48" style:family="graphic" style:parent-style-name="standard">
      <style:graphic-properties draw:stroke="none" svg:stroke-width="0.053cm" draw:stroke-linejoin="miter" draw:fill="solid" draw:fill-color="#f47264" draw:textarea-vertical-align="middle" draw:auto-grow-height="false" draw:fit-to-size="false" fo:min-height="9.757cm" fo:min-width="5.94cm" fo:padding-top="0.125cm" fo:padding-bottom="0.125cm" fo:padding-left="0.25cm" fo:padding-right="0.25cm" fo:wrap-option="wrap"/>
    </style:style>
    <style:style style:name="gr49" style:family="graphic" style:parent-style-name="standard">
      <style:graphic-properties draw:stroke="none" svg:stroke-width="0.053cm" draw:stroke-linejoin="miter" draw:fill="solid" draw:fill-color="#29b9a6" draw:textarea-vertical-align="middle" draw:auto-grow-height="false" draw:fit-to-size="false" fo:min-height="9.757cm" fo:min-width="5.94cm" fo:padding-top="0.125cm" fo:padding-bottom="0.125cm" fo:padding-left="0.25cm" fo:padding-right="0.25cm" fo:wrap-option="wrap"/>
    </style:style>
    <style:style style:name="gr50" style:family="graphic" style:parent-style-name="standard">
      <style:graphic-properties draw:stroke="none" svg:stroke-width="0.053cm" draw:stroke-linejoin="miter" draw:fill="solid" draw:fill-color="#f8d35e" draw:textarea-vertical-align="middle" draw:auto-grow-height="false" draw:fit-to-size="false" fo:min-height="9.757cm" fo:min-width="5.94cm" fo:padding-top="0.125cm" fo:padding-bottom="0.125cm" fo:padding-left="0.25cm" fo:padding-right="0.25cm" fo:wrap-option="wrap"/>
    </style:style>
    <style:style style:name="gr51" style:family="graphic" style:parent-style-name="standard">
      <style:graphic-properties draw:stroke="none" svg:stroke-width="0.035cm" draw:stroke-linejoin="miter" draw:fill="solid" draw:fill-color="#84cbc5" draw:textarea-vertical-align="middle" draw:auto-grow-height="false" draw:fit-to-size="false" fo:min-height="1.195cm" fo:min-width="0.594cm" fo:padding-top="0.125cm" fo:padding-bottom="0.125cm" fo:padding-left="0.25cm" fo:padding-right="0.25cm" fo:wrap-option="wrap"/>
    </style:style>
    <style:style style:name="gr52" style:family="graphic" style:parent-style-name="standard">
      <style:graphic-properties draw:stroke="solid" svg:stroke-width="0.053cm" svg:stroke-color="#bfbfbf"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53" style:family="graphic" style:parent-style-name="standard">
      <style:graphic-properties draw:stroke="solid" svg:stroke-width="0.053cm" svg:stroke-color="#29b9a6"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54" style:family="graphic" style:parent-style-name="standard">
      <style:graphic-properties draw:stroke="none" svg:stroke-width="0.035cm" draw:stroke-linejoin="miter" draw:fill="solid" draw:fill-color="#84cbc5" draw:textarea-vertical-align="middle" draw:auto-grow-height="false" draw:fit-to-size="false" fo:min-height="0.07cm" fo:min-width="0cm" fo:padding-top="0.125cm" fo:padding-bottom="0.125cm" fo:padding-left="0.25cm" fo:padding-right="0.25cm" fo:wrap-option="wrap"/>
    </style:style>
    <style:style style:name="gr55" style:family="graphic" style:parent-style-name="standard">
      <style:graphic-properties draw:stroke="none" svg:stroke-width="0.035cm" draw:stroke-linejoin="miter" draw:fill="solid" draw:fill-color="#ffc20f" draw:textarea-vertical-align="middle" draw:auto-grow-height="false" draw:fit-to-size="false" fo:min-height="0.226cm" fo:min-width="0.052cm" fo:padding-top="0.125cm" fo:padding-bottom="0.125cm" fo:padding-left="0.25cm" fo:padding-right="0.25cm" fo:wrap-option="wrap"/>
    </style:style>
    <style:style style:name="gr56" style:family="graphic" style:parent-style-name="standard">
      <style:graphic-properties draw:stroke="none" svg:stroke-width="0.035cm" draw:stroke-linejoin="miter" draw:fill="solid" draw:fill-color="#29b9a6" draw:textarea-vertical-align="middle" draw:auto-grow-height="false" draw:fit-to-size="false" fo:min-height="0.07cm" fo:min-width="0cm" fo:padding-top="0.125cm" fo:padding-bottom="0.125cm" fo:padding-left="0.25cm" fo:padding-right="0.25cm" fo:wrap-option="wrap"/>
    </style:style>
    <style:style style:name="gr57" style:family="graphic" style:parent-style-name="standard">
      <style:graphic-properties draw:stroke="none" svg:stroke-width="0.035cm" draw:stroke-linejoin="miter" draw:fill="solid" draw:fill-color="#ffc20f" draw:textarea-vertical-align="middle" draw:auto-grow-height="false" draw:fit-to-size="false" fo:min-height="0.882cm" fo:min-width="0.812cm" fo:padding-top="0.125cm" fo:padding-bottom="0.125cm" fo:padding-left="0.25cm" fo:padding-right="0.25cm" fo:wrap-option="wrap"/>
    </style:style>
    <style:style style:name="gr58" style:family="graphic" style:parent-style-name="standard">
      <style:graphic-properties draw:stroke="solid" svg:stroke-width="0.035cm" svg:stroke-color="#ffc20f" draw:stroke-linejoin="miter" draw:fill="none" draw:textarea-vertical-align="middle" draw:auto-grow-height="false" draw:fit-to-size="false" fo:min-height="1.158cm" fo:min-width="1.133cm" fo:padding-top="0.125cm" fo:padding-bottom="0.125cm" fo:padding-left="0.25cm" fo:padding-right="0.25cm" fo:wrap-option="wrap"/>
    </style:style>
    <style:style style:name="gr59"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60" style:family="graphic" style:parent-style-name="standard">
      <style:graphic-properties draw:stroke="solid" svg:stroke-width="0.106cm" svg:stroke-color="#29b9a6" draw:marker-start="msArrowOvalEnd_20_5" draw:marker-start-width="0.318cm" draw:marker-start-center="true" draw:marker-end="msArrowEnd_20_5" draw:marker-end-width="0.318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solid" svg:stroke-width="0.106cm" svg:stroke-color="#f47264" draw:marker-start="msArrowOvalEnd_20_5" draw:marker-start-width="0.318cm" draw:marker-start-center="true" draw:marker-end="msArrowEnd_20_5" draw:marker-end-width="0.318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62" style:family="graphic" style:parent-style-name="standard">
      <style:graphic-properties draw:stroke="solid" svg:stroke-width="0.106cm" svg:stroke-color="#f8d35e" draw:marker-start="msArrowOvalEnd_20_5" draw:marker-start-width="0.318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63" style:family="graphic" style:parent-style-name="standard">
      <style:graphic-properties draw:stroke="solid" svg:stroke-width="0.106cm" svg:stroke-color="#f8d35e"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solid" svg:stroke-width="0.106cm" svg:stroke-color="#84cbc5" draw:marker-start="msArrowOvalEnd_20_5" draw:marker-start-width="0.318cm" draw:marker-start-center="true" draw:marker-end="msArrowEnd_20_5" draw:marker-end-width="0.318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106cm" svg:stroke-color="#f8d35e" draw:marker-start="msArrowOvalEnd_20_5" draw:marker-start-width="0.318cm" draw:marker-start-center="true" draw:marker-end="msArrowEnd_20_5" draw:marker-end-width="0.318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solid" svg:stroke-width="0.053cm" svg:stroke-color="#84cbc5" draw:marker-start="msArrowOvalEnd_20_5" draw:marker-start-width="0.21cm" draw:marker-start-center="true" draw:stroke-linejoin="miter" draw:fill="none" draw:textarea-horizontal-align="center" draw:textarea-vertical-align="top" draw:auto-grow-height="false" fo:padding-top="0.125cm" fo:padding-bottom="0.125cm" fo:padding-left="0.25cm" fo:padding-right="0.25cm" fo:wrap-option="wrap"/>
    </style:style>
    <style:style style:name="gr67" style:family="graphic" style:parent-style-name="standard">
      <style:graphic-properties draw:stroke="none" svg:stroke-color="#000000" draw:fill="none" draw:fill-color="#ffffff" draw:textarea-horizontal-align="left" draw:auto-grow-height="true" draw:auto-grow-width="true" fo:min-height="5.945cm" fo:min-width="18.036cm"/>
    </style:style>
    <style:style style:name="pr1" style:family="presentation" style:parent-style-name="标题幻灯片-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标题幻灯片-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标题和内容-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标题和内容-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标题幻灯片-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1" style:family="paragraph">
      <loext:graphic-properties draw:fill="solid" draw:fill-color="#29b9a6"/>
      <style:paragraph-properties fo:text-align="start" style:font-independent-line-spacing="true"/>
      <style:text-properties fo:font-size="18pt"/>
    </style:style>
    <style:style style:name="P2" style:family="paragraph">
      <loext:graphic-properties draw:fill="solid" draw:fill-color="#ffc20f"/>
      <style:paragraph-properties fo:text-align="start"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style:font-name="微软雅黑" fo:font-size="18pt" fo:font-weight="normal" style:font-name-asian="微软雅黑" style:font-weight-asian="normal" style:font-weight-complex="normal" fo:hyphenate="false"/>
    </style:style>
    <style:style style:name="P6" style:family="paragraph">
      <loext:graphic-properties draw:fill="none"/>
      <style:paragraph-properties fo:text-align="start" style:font-independent-line-spacing="true"/>
      <style:text-properties fo:color="#ffffff" style:font-name="微软雅黑" fo:font-size="26pt" style:font-name-asian="微软雅黑" style:font-size-asian="26pt" style:font-size-complex="26pt"/>
    </style:style>
    <style:style style:name="P7" style:family="paragraph">
      <loext:graphic-properties draw:fill="solid" draw:fill-color="#84cbc5"/>
      <style:paragraph-properties fo:text-align="start" style:font-independent-line-spacing="true"/>
      <style:text-properties fo:font-size="18pt"/>
    </style:style>
    <style:style style:name="P8" style:family="paragraph">
      <loext:graphic-properties draw:fill="none" draw:fill-color="#ffffff"/>
      <style:text-properties fo:color="#ffffff" fo:font-size="36pt" style:font-size-asian="36pt" style:font-size-complex="36pt"/>
    </style:style>
    <style:style style:name="P9"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style:paragraph-properties fo:margin-left="0cm" fo:margin-right="0cm" fo:margin-top="0.31cm" fo:margin-bottom="0cm" fo:line-height="100%" fo:text-align="center"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54pt"/>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381cm" fo:margin-bottom="0cm" fo:line-height="100%" fo:text-align="center"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loext:graphic-properties draw:fill="none"/>
      <style:paragraph-properties fo:text-align="start"/>
      <style:text-properties fo:color="#800000" fo:font-size="18pt" fo:background-color="#ffff00"/>
    </style:style>
    <style:style style:name="P18" style:family="paragraph">
      <loext:graphic-properties draw:fill="none"/>
      <style:paragraph-properties fo:margin-left="0cm" fo:margin-right="0cm" fo:margin-top="0.381cm" fo:margin-bottom="0cm" fo:line-height="100%" fo:text-align="center" fo:text-indent="0cm" style:punctuation-wrap="hanging" style:writing-mode="lr-tb" style:font-independent-line-spacing="true">
        <style:tab-stops>
          <style:tab-stop style:position="0cm"/>
        </style:tab-stops>
      </style:paragraph-properties>
      <style:text-properties fo:color="#7e5f9f" fo:font-size="18pt" fo:hyphenate="false"/>
    </style:style>
    <style:style style:name="P19" style:family="paragraph">
      <style:paragraph-properties fo:margin-left="0cm" fo:margin-right="0cm" fo:margin-top="0.811cm" fo:margin-bottom="0cm" fo:line-height="100%" fo:text-align="center"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font-independent-line-spacing="true"/>
      <style:text-properties fo:font-size="28pt"/>
    </style:style>
    <style:style style:name="P21" style:family="paragraph">
      <loext:graphic-properties draw:fill="none"/>
      <style:paragraph-properties fo:text-align="start" style:font-independent-line-spacing="true"/>
      <style:text-properties fo:font-size="60pt"/>
    </style:style>
    <style:style style:name="P22"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3" style:family="paragraph">
      <loext:graphic-properties draw:fill="solid" draw:fill-color="#f8d35e"/>
      <style:paragraph-properties fo:text-align="start" style:font-independent-line-spacing="true"/>
      <style:text-properties fo:font-size="18pt"/>
    </style:style>
    <style:style style:name="P24" style:family="paragraph">
      <loext:graphic-properties draw:fill="solid" draw:fill-color="#ffffff"/>
      <style:paragraph-properties fo:text-align="start" style:font-independent-line-spacing="true"/>
      <style:text-properties fo:font-size="18pt"/>
    </style:style>
    <style:style style:name="P25" style:family="paragraph">
      <style:paragraph-properties fo:margin-left="0cm" fo:margin-right="0cm" fo:line-height="150%" fo:text-align="start" fo:text-indent="1.5cm" style:writing-mode="lr-tb">
        <style:tab-stops/>
      </style:paragraph-properties>
    </style:style>
    <style:style style:name="P26" style:family="paragraph">
      <loext:graphic-properties draw:fill="none" draw:fill-color="#ffffff"/>
      <style:paragraph-properties fo:margin-left="0cm" fo:margin-right="0cm" fo:line-height="150%" fo:text-align="start" fo:text-indent="1.5cm" style:writing-mode="lr-tb">
        <style:tab-stops/>
      </style:paragraph-properties>
      <style:text-properties fo:color="#ffffff"/>
    </style:style>
    <style:style style:name="P27" style:family="paragraph">
      <loext:graphic-properties draw:fill="solid" draw:fill-color="#f47264"/>
      <style:paragraph-properties fo:text-align="start" style:font-independent-line-spacing="true"/>
      <style:text-properties fo:font-size="18pt"/>
    </style:style>
    <style:style style:name="P28" style:family="paragraph">
      <style:paragraph-properties fo:margin-left="0cm" fo:margin-right="0cm" fo:margin-top="0cm" fo:margin-bottom="0cm" fo:line-height="130%" fo:text-align="justify" fo:text-indent="0cm" style:punctuation-wrap="hanging" style:writing-mode="lr-tb"/>
      <style:text-properties fo:hyphenate="false"/>
    </style:style>
    <style:style style:name="P29" style:family="paragraph">
      <loext:graphic-properties draw:fill="non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0" style:family="paragraph">
      <loext:graphic-properties draw:fill="solid" draw:fill-color="#29b9a6"/>
      <style:paragraph-properties fo:text-align="start" style:font-independent-line-spacing="true"/>
      <style:text-properties fo:color="#ffffff" fo:font-size="18pt"/>
    </style:style>
    <style:style style:name="P31" style:family="paragraph">
      <style:paragraph-properties fo:margin-left="0cm" fo:margin-right="0cm" fo:margin-top="0cm" fo:margin-bottom="0cm" fo:line-height="120%" fo:text-align="justify" fo:text-indent="0cm" style:punctuation-wrap="hanging" style:writing-mode="lr-tb"/>
      <style:text-properties fo:hyphenate="false"/>
    </style:style>
    <style:style style:name="P32" style:family="paragraph">
      <loext:graphic-properties draw:fill="none"/>
      <style:paragraph-properties fo:margin-left="0cm" fo:margin-right="0cm" fo:margin-top="0cm" fo:margin-bottom="0cm" fo:line-height="120%" fo:text-align="justify" fo:text-indent="0cm" style:punctuation-wrap="hanging" style:writing-mode="lr-tb" style:font-independent-line-spacing="true"/>
      <style:text-properties fo:font-size="18pt" style:font-size-asian="18pt" fo:hyphenate="false"/>
    </style:style>
    <style:style style:name="P33"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ize-asian="20pt" style:font-style-asian="normal" style:font-weight-asian="normal" style:font-style-complex="normal" style:font-weight-complex="normal"/>
    </style:style>
    <style:style style:name="P3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5" style:family="paragraph">
      <loext:graphic-properties draw:fill="none"/>
      <style:paragraph-properties fo:margin-left="0cm" fo:margin-right="0cm" fo:margin-top="0.31cm" fo:margin-bottom="0cm" fo:line-height="100%" fo:text-align="center" fo:text-indent="0cm" style:punctuation-wrap="hanging" style:writing-mode="lr-tb" style:font-independent-line-spacing="true">
        <style:tab-stops>
          <style:tab-stop style:position="0cm"/>
        </style:tab-stops>
      </style:paragraph-properties>
      <style:text-properties fo:font-size="54pt" fo:hyphenate="false"/>
    </style:style>
    <style:style style:name="P36" style:family="paragraph">
      <loext:graphic-properties draw:fill="none"/>
      <style:paragraph-properties fo:margin-left="0cm" fo:margin-right="0cm" fo:margin-top="0.811cm" fo:margin-bottom="0cm" fo:line-height="100%" fo:text-align="center" fo:text-indent="0cm" style:punctuation-wrap="hanging" style:writing-mode="lr-tb" style:font-independent-line-spacing="true">
        <style:tab-stops>
          <style:tab-stop style:position="0cm"/>
        </style:tab-stops>
      </style:paragraph-properties>
      <style:text-properties fo:font-size="28pt"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60pt" fo:hyphenate="false"/>
    </style:style>
    <style:style style:name="P39" style:family="paragraph">
      <style:paragraph-properties fo:margin-left="0cm" fo:margin-right="0cm" fo:margin-top="0.339cm" fo:margin-bottom="0cm" fo:line-height="100%" fo:text-align="center" fo:text-indent="0cm" style:punctuation-wrap="hanging" style:writing-mode="lr-tb">
        <style:tab-stops>
          <style:tab-stop style:position="0cm"/>
        </style:tab-stops>
      </style:paragraph-properties>
      <style:text-properties fo:hyphenate="false"/>
    </style:style>
    <style:style style:name="P40" style:family="paragraph">
      <loext:graphic-properties draw:fill="none" draw:fill-color="#ffffff"/>
      <style:text-properties fo:color="#ffffff"/>
    </style:style>
    <style:style style:name="T1" style:family="text">
      <style:text-properties fo:font-variant="normal" fo:text-transform="none" fo:color="#ffffff" style:text-line-through-style="none" style:text-line-through-type="none" style:text-position="0% 100%" style:font-name="微软雅黑" fo:font-size="32pt" fo:letter-spacing="normal" fo:font-style="normal" style:text-underline-style="none" fo:font-weight="normal" style:font-name-asian="微软雅黑" style:font-size-asian="32pt" style:font-style-asian="normal" style:font-weight-asian="normal" style:font-size-complex="32pt" style:font-style-complex="normal" style:font-weight-complex="normal"/>
    </style:style>
    <style:style style:name="T2" style:family="text">
      <style:text-properties fo:color="#ffffff" fo:font-size="36pt" style:font-size-asian="36pt" style:font-size-complex="36pt"/>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bold" style:font-size-asian="44pt" style:font-style-asian="normal" style:font-weight-asian="bold" style:font-name-complex="Arial" style:font-size-complex="44pt" style:font-style-complex="normal" style:font-weight-complex="bold"/>
    </style:style>
    <style:style style:name="T5" style:family="text">
      <style:text-properties fo:font-variant="normal" fo:text-transform="none" fo:color="#f8d35e"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name-complex="Arial" style:font-size-complex="54pt" style:font-style-complex="normal" style:font-weight-complex="bold"/>
    </style:style>
    <style:style style:name="T6" style:family="text">
      <style:text-properties fo:font-variant="normal" fo:text-transform="none" fo:color="#ffffff" style:text-line-through-style="none" style:text-line-through-type="none" style:text-position="0% 100%" style:font-name="微软雅黑" fo:font-size="24pt" fo:letter-spacing="normal" fo:font-style="normal" style:text-underline-style="none" fo:font-weight="normal" style:font-name-asian="微软雅黑1"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20pt" fo:letter-spacing="normal" fo:font-style="italic" style:text-underline-style="none" fo:font-weight="bold" style:font-name-asian="Meiryo UI1" style:font-size-asian="20pt" style:font-style-asian="italic" style:font-weight-asian="bold" style:font-name-complex="Arial" style:font-size-complex="20pt" style:font-style-complex="italic" style:font-weight-complex="bold"/>
    </style:style>
    <style:style style:name="T8" style:family="text">
      <style:text-properties fo:font-variant="normal" fo:text-transform="none" fo:color="#f47264"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name-complex="Arial" style:font-size-complex="54pt" style:font-style-complex="normal" style:font-weight-complex="bold"/>
    </style:style>
    <style:style style:name="T9" style:family="text">
      <style:text-properties fo:font-variant="normal" fo:text-transform="none" fo:color="#29b9a6"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name-complex="Arial" style:font-size-complex="54pt" style:font-style-complex="normal" style:font-weight-complex="bold"/>
    </style:style>
    <style:style style:name="T10" style:family="text">
      <style:text-properties fo:font-variant="normal" fo:text-transform="none" fo:color="#7e5f9f"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name-complex="Arial" style:font-size-complex="54pt" style:font-style-complex="normal" style:font-weight-complex="bold"/>
    </style:style>
    <style:style style:name="T11" style:family="text">
      <style:text-properties fo:font-variant="normal" fo:text-transform="none" fo:color="#f8d35e" style:text-line-through-style="none" style:text-line-through-type="none" style:text-position="0% 100%" style:font-name="Arial" fo:font-size="115pt" fo:letter-spacing="normal" fo:font-style="normal" style:text-underline-style="none" fo:font-weight="bold" style:font-size-asian="115pt" style:font-style-asian="normal" style:font-weight-asian="bold" style:font-name-complex="Arial" style:font-size-complex="115pt" style:font-style-complex="normal" style:font-weight-complex="bold"/>
    </style:style>
    <style:style style:name="T12" style:family="text">
      <style:text-properties fo:font-variant="normal" fo:text-transform="none" fo:color="#ffffff" style:text-line-through-style="none" style:text-line-through-type="none" style:text-position="0% 100%" style:font-name="微软雅黑" fo:font-size="40pt" fo:letter-spacing="normal" fo:font-style="normal" style:text-underline-style="none" fo:font-weight="bold" style:font-name-asian="微软雅黑1" style:font-size-asian="40pt" style:font-style-asian="normal" style:font-weight-asian="bold" style:font-size-complex="40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 fo:font-size="32pt" fo:letter-spacing="normal" fo:font-style="italic" style:text-underline-style="none" fo:font-weight="bold" style:font-name-asian="Meiryo UI1" style:font-size-asian="32pt" style:font-style-asian="italic" style:font-weight-asian="bold" style:font-name-complex="Arial" style:font-size-complex="32pt" style:font-style-complex="italic" style:font-weight-complex="bold"/>
    </style:style>
    <style:style style:name="T14" style:family="text">
      <style:text-properties fo:font-variant="normal" fo:text-transform="none" fo:color="#ffffff" style:text-line-through-style="none" style:text-line-through-type="none" style:text-position="0% 100%" style:font-name="微软雅黑" fo:font-size="32pt" fo:letter-spacing="normal" fo:font-style="normal" style:text-underline-style="none" fo:font-weight="normal" style:font-name-asian="微软雅黑1" style:font-size-asian="32pt" style:font-style-asian="normal" style:font-weight-asian="normal" style:font-name-complex="Arial" style:font-size-complex="32pt" style:font-style-complex="normal" style:font-weight-complex="normal"/>
    </style:style>
    <style:style style:name="T15" style:family="text">
      <style:text-properties fo:color="#ffffff" fo:font-size="20pt" style:font-size-asian="20pt" style:font-size-complex="20pt"/>
    </style:style>
    <style:style style:name="T16" style:family="text">
      <style:text-properties fo:font-variant="normal" fo:text-transform="none" fo:color="#ffffff" style:text-line-through-style="none" style:text-line-through-type="none" style:text-position="0% 100%" style:font-name="微软雅黑" fo:font-size="20pt" fo:letter-spacing="normal" fo:font-style="normal" style:text-underline-style="none" fo:font-weight="bold" style:font-name-asian="微软雅黑1" style:font-size-asian="20pt" style:font-style-asian="normal" style:font-weight-asian="bold" style:font-size-complex="20pt" style:font-style-complex="normal" style:font-weight-complex="bold"/>
    </style:style>
    <style:style style:name="T17" style:family="text">
      <style:text-properties fo:font-variant="normal" fo:text-transform="none" fo:color="#ffffff" style:text-line-through-style="none" style:text-line-through-type="none" style:text-position="0% 100%" style:font-name="微软雅黑" fo:font-size="16pt" fo:letter-spacing="normal" fo:font-style="normal" style:text-underline-style="none" fo:font-weight="normal" style:font-name-asian="微软雅黑1" style:font-size-asian="16pt" style:font-style-asian="normal" style:font-weight-asian="normal" style:font-size-complex="16pt" style:font-style-complex="normal" style:font-weight-complex="normal"/>
    </style:style>
    <style:style style:name="T18" style:family="text">
      <style:text-properties fo:font-variant="normal" fo:text-transform="none" fo:color="#f47264" style:text-line-through-style="none" style:text-line-through-type="none" style:text-position="0% 100%" style:font-name="Arial" fo:font-size="115pt" fo:letter-spacing="normal" fo:font-style="normal" style:text-underline-style="none" fo:font-weight="bold" style:font-size-asian="115pt" style:font-style-asian="normal" style:font-weight-asian="bold" style:font-name-complex="Arial" style:font-size-complex="115pt" style:font-style-complex="normal" style:font-weight-complex="bold"/>
    </style:style>
    <style:style style:name="T19" style:family="text">
      <style:text-properties fo:font-variant="normal" fo:text-transform="none" fo:color="#ffffff" style:text-line-through-style="none" style:text-line-through-type="none" style:text-position="0% 100%" style:font-name="微软雅黑" fo:font-size="18pt" fo:letter-spacing="normal" fo:font-style="normal" style:text-underline-style="none" fo:font-weight="normal" style:font-name-asian="微软雅黑1" style:font-size-asian="18pt" style:font-style-asian="normal" style:font-weight-asian="normal" style:font-size-complex="1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微软雅黑" fo:font-size="26pt" fo:letter-spacing="normal" fo:font-style="normal" style:text-underline-style="none" fo:font-weight="normal" style:font-name-asian="微软雅黑1" style:font-size-asian="26pt" style:font-style-asian="normal" style:font-weight-asian="normal" style:font-name-complex="Arial" style:font-size-complex="26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微软雅黑" fo:font-size="15pt" fo:letter-spacing="normal" fo:font-style="normal" style:text-underline-style="none" fo:font-weight="normal" style:font-name-asian="微软雅黑1" style:font-size-asian="15pt" style:font-style-asian="normal" style:font-weight-asian="normal" style:font-name-complex="Arial" style:font-size-complex="15pt" style:font-style-complex="normal" style:font-weight-complex="normal"/>
    </style:style>
    <style:style style:name="T22" style:family="text">
      <style:text-properties fo:font-variant="normal" fo:text-transform="none" fo:color="#29b9a6" style:text-line-through-style="none" style:text-line-through-type="none" style:text-position="0% 100%" style:font-name="Arial" fo:font-size="115pt" fo:letter-spacing="normal" fo:font-style="normal" style:text-underline-style="none" fo:font-weight="bold" style:font-size-asian="115pt" style:font-style-asian="normal" style:font-weight-asian="bold" style:font-name-complex="Arial" style:font-size-complex="115pt" style:font-style-complex="normal" style:font-weight-complex="bold"/>
    </style:style>
    <style:style style:name="T23" style:family="text">
      <style:text-properties fo:font-variant="normal" fo:text-transform="none" fo:color="#29b9a6"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name-complex="Arial" style:font-size-complex="48pt" style:font-style-complex="normal" style:font-weight-complex="bold"/>
    </style:style>
    <style:style style:name="T24" style:family="text">
      <style:text-properties fo:font-variant="normal" fo:text-transform="none" fo:color="#f47264"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name-complex="Arial" style:font-size-complex="48pt" style:font-style-complex="normal" style:font-weight-complex="bold"/>
    </style:style>
    <style:style style:name="T25" style:family="text">
      <style:text-properties fo:font-variant="normal" fo:text-transform="none" fo:color="#f8d35e"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name-complex="Arial" style:font-size-complex="48pt" style:font-style-complex="normal" style:font-weight-complex="bold"/>
    </style:style>
    <style:style style:name="T26" style:family="text">
      <style:text-properties fo:font-variant="normal" fo:text-transform="none" fo:color="#84cbc5"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name-complex="Arial" style:font-size-complex="48pt" style:font-style-complex="normal" style:font-weight-complex="bold"/>
    </style:style>
    <style:style style:name="T27" style:family="text">
      <style:text-properties fo:font-variant="normal" fo:text-transform="none" fo:color="#84cbc5" style:text-line-through-style="none" style:text-line-through-type="none" style:text-position="0% 100%" style:font-name="Arial" fo:font-size="115pt" fo:letter-spacing="normal" fo:font-style="normal" style:text-underline-style="none" fo:font-weight="bold" style:font-size-asian="115pt" style:font-style-asian="normal" style:font-weight-asian="bold" style:font-name-complex="Arial" style:font-size-complex="115pt" style:font-style-complex="normal" style:font-weight-complex="bold"/>
    </style:style>
    <style:style style:name="T28" style:family="text">
      <style:text-properties fo:color="#ffffff" fo:font-size="127.800003051758pt" style:font-size-asian="127.800003051758pt" style:font-size-complex="127.800003051758pt"/>
    </style:style>
    <style:style style:name="T29" style:family="text">
      <style:text-properties fo:font-variant="normal" fo:text-transform="none" fo:color="#ffffff" style:text-line-through-style="none" style:text-line-through-type="none" style:text-position="0% 100%" style:font-name="迷你简汉真广标1" fo:font-size="80pt" fo:letter-spacing="normal" fo:font-style="normal" style:text-underline-style="none" fo:font-weight="normal" style:font-name-asian="迷你简汉真广标2" style:font-size-asian="80pt" style:font-style-asian="normal" style:font-weight-asian="normal" style:font-size-complex="8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标题幻灯片" presentation:presentation-page-layout-name="AL1T0" xml:id="id1" draw:id="id1">
        <office:forms form:automatic-focus="false" form:apply-design-mode="false"/>
        <draw:custom-shape draw:name="等腰三角形 9" draw:style-name="gr1" draw:text-style-name="P1" draw:layer="layout" svg:width="11.27cm" svg:height="9.716cm" svg:x="13.95cm" svg:y="2.38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19" draw:style-name="gr2" draw:text-style-name="P2" draw:layer="layout" svg:width="1.087cm" svg:height="0.937cm" draw:transform="rotate (2.22651652676917) translate (29.124cm 12.39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20" draw:style-name="gr1" draw:text-style-name="P1" draw:layer="layout" svg:width="0.74cm" svg:height="0.638cm" draw:transform="rotate (-2.50123135103307) translate (29.672cm 14.26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21" draw:style-name="gr2" draw:text-style-name="P2" draw:layer="layout" svg:width="0.74cm" svg:height="0.638cm" draw:transform="rotate (-2.50123135103307) translate (31.081cm 14.09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组合 45">
          <draw:custom-shape draw:name="等腰三角形 47" draw:style-name="gr3" draw:text-style-name="P3" draw:layer="layout" svg:width="3.265cm" svg:height="2.815cm" draw:transform="rotate (-2.60612563907793) translate (31.599cm 15.1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48" draw:style-name="gr2" draw:text-style-name="P2" draw:layer="layout" svg:width="0.318cm" svg:height="0.318cm" draw:transform="rotate (-1.50028502501433) translate (30.305cm 12.5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49" draw:style-name="gr2" draw:text-style-name="P2" draw:layer="layout" svg:width="0.318cm" svg:height="0.318cm" draw:transform="rotate (-1.50028502501433) translate (30.347cm 15.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50" draw:style-name="gr2" draw:text-style-name="P2" draw:layer="layout" svg:width="0.318cm" svg:height="0.318cm" draw:transform="rotate (-1.50028502501433) translate (27.529cm 1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32">
          <draw:custom-shape draw:name="等腰三角形 34" draw:style-name="gr3" draw:text-style-name="P3" draw:layer="layout" svg:width="2.024cm" svg:height="1.745cm" draw:transform="rotate (1.92736709297734) translate (10.256cm 12.05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35" draw:style-name="gr2" draw:text-style-name="P2" draw:layer="layout" svg:width="0.197cm" svg:height="0.197cm" draw:transform="rotate (3.03320770704095) translate (12.012cm 11.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36" draw:style-name="gr2" draw:text-style-name="P2" draw:layer="layout" svg:width="0.197cm" svg:height="0.197cm" draw:transform="rotate (3.03320770704095) translate (9.976cm 1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37" draw:style-name="gr2" draw:text-style-name="P2" draw:layer="layout" svg:width="0.197cm" svg:height="0.197cm" draw:transform="rotate (3.03320770704095) translate (11.274cm 9.6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7">
          <draw:custom-shape draw:name="等腰三角形 14" draw:style-name="gr4" draw:text-style-name="P3" draw:layer="layout" svg:width="14.45cm" svg:height="12.457cm" draw:transform="rotate (-3.14159265358979) translate (26.569cm 16.4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22" draw:style-name="gr5" draw:text-style-name="P3" draw:layer="layout" svg:width="14.45cm" svg:height="11.002cm" draw:transform="rotate (-3.14159265358979) translate (26.569cm 16.4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38" draw:style-name="gr6" draw:text-style-name="P3" draw:layer="layout" svg:width="14.45cm" svg:height="11.002cm" draw:transform="rotate (-3.14159265358979) translate (26.569cm 16.0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39" draw:style-name="gr7" draw:text-style-name="P3" draw:layer="layout" svg:width="14.45cm" svg:height="11.002cm" draw:transform="rotate (-3.14159265358979) translate (26.569cm 15.6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等腰三角形 40" draw:style-name="gr8" draw:text-style-name="P3" draw:layer="layout" svg:width="14.45cm" svg:height="11.002cm" draw:transform="rotate (-3.14159265358979) translate (26.569cm 15.27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文本框 8" draw:style-name="gr9" draw:text-style-name="P5" draw:layer="layout" svg:width="9.191cm" svg:height="2.957cm" svg:x="14.709cm" svg:y="7.5cm">
          <text:p text:style-name="P4"><text:span text:style-name="T1"><text:tab/></text:span><text:span text:style-name="T1"> <text:s/></text:span><text:span text:style-name="T1">Web01</text:span><text:span text:style-name="T1">班</text:span></text:p>
          <text:p text:style-name="P4"><text:span text:style-name="T1"><text:tab/></text:span><text:span text:style-name="T1"> <text:s text:c="3"/></text:span><text:span text:style-name="T1">黎东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10" draw:text-style-name="P6" draw:layer="layout" svg:width="7.288cm" svg:height="1.351cm" svg:x="17.4cm" svg:y="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15">
          <draw:custom-shape draw:name="等腰三角形 16" draw:style-name="gr11" draw:text-style-name="P7" draw:layer="layout" svg:width="0.74cm" svg:height="0.638cm" draw:transform="rotate (0.773355391558687) translate (7.723cm 5.96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17" draw:style-name="gr2" draw:text-style-name="P2" draw:layer="layout" svg:width="1.102cm" svg:height="0.95cm" draw:transform="rotate (-1.06988683147252) translate (8.488cm 3.04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18" draw:style-name="gr1" draw:text-style-name="P1" draw:layer="layout" svg:width="0.74cm" svg:height="0.638cm" draw:transform="rotate (-2.75762021815104) translate (10.517cm 7.38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11" draw:style-name="gr2" draw:text-style-name="P2" draw:layer="layout" svg:width="2.624cm" svg:height="2.262cm" draw:transform="rotate (-0.296880505764235) translate (3.773cm 1.74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23" draw:style-name="gr3" draw:text-style-name="P3" draw:layer="layout" svg:width="3.265cm" svg:height="2.815cm" draw:transform="rotate (-0.296880505764235) translate (3.554cm 1.27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25" draw:style-name="gr2" draw:text-style-name="P2" draw:layer="layout" svg:width="0.318cm" svg:height="0.318cm" draw:transform="rotate (0.808960108299372) translate (2.469cm 4.0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27" draw:style-name="gr2" draw:text-style-name="P2" draw:layer="layout" svg:width="0.318cm" svg:height="0.318cm" draw:transform="rotate (0.808960108299372) translate (4.903cm 1.7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28" draw:style-name="gr2" draw:text-style-name="P2" draw:layer="layout" svg:width="0.318cm" svg:height="0.318cm" draw:transform="rotate (0.808960108299372) translate (5.604cm 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组合 12">
            <draw:custom-shape draw:name="等腰三角形 75" draw:style-name="gr11" draw:text-style-name="P7" draw:layer="layout" svg:width="0.355cm" svg:height="0.306cm" draw:transform="rotate (-1.83800623527523) translate (11.253cm 5.8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77" draw:style-name="gr1" draw:text-style-name="P1" draw:layer="layout" svg:width="0.355cm" svg:height="0.306cm" draw:transform="rotate (0.91420346219463) translate (9.75cm 5.98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frame draw:style-name="gr12" draw:text-style-name="P8" draw:layer="layout" svg:width="9.392cm" svg:height="1.927cm" svg:x="14.9cm" svg:y="10.2cm">
          <draw:text-box>
            <text:p><text:span text:style-name="T2">指导老师：罗玮</text:span></text:p>
          </draw:text-box>
        </draw:frame>
        <draw:frame draw:style-name="gr12" draw:text-style-name="P8" draw:layer="layout" svg:width="9.392cm" svg:height="1.923cm" svg:x="17cm" svg:y="5.8cm">
          <draw:text-box>
            <text:p text:style-name="P4"><text:span text:style-name="T1">众筹商城</text:span></text:p>
          </draw:text-box>
        </draw:frame>
        <anim:par presentation:node-type="timing-root">
          <anim:par smil:begin="id1.begin">
            <anim:transitionFilter smil:dur="3s" smil:type="random"/>
          </anim:par>
          <anim:seq smil:dur="0s" presentation:node-type="main-sequence"/>
        </anim:par>
        <presentation:notes draw:style-name="dp2">
          <draw:page-thumbnail draw:name="幻灯片图像占位符 1" draw:style-name="gr13" draw:layer="layout" svg:width="15.239cm" svg:height="8.572cm" svg:x="1.905cm" svg:y="3.175cm" draw:page-number="1" presentation:class="page"/>
          <draw:frame draw:name="备注占位符 2" presentation:style-name="pr1"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2" draw:style-name="dp1" draw:master-page-name="标题和内容" presentation:presentation-page-layout-name="AL2T11" xml:id="id2" draw:id="id2">
        <office:forms form:automatic-focus="false" form:apply-design-mode="false"/>
        <draw:custom-shape draw:name="文本框 25" draw:style-name="gr14" draw:text-style-name="P13" draw:layer="layout" svg:width="8.546cm" svg:height="1.864cm" svg:x="12.938cm" svg:y="1.421cm">
          <text:p text:style-name="P12"><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9" draw:style-name="gr15" draw:text-style-name="P14" draw:layer="layout" svg:x1="10.193cm" svg:y1="3.293cm" svg:x2="24.229cm" svg:y2="3.294cm">
          <text:p/>
        </draw:line>
        <draw:g draw:name="组合 45" xml:id="id4" draw:id="id4">
          <draw:custom-shape draw:name="Text Placeholder 3" draw:style-name="gr14" draw:text-style-name="P3" draw:layer="layout" svg:width="2.12cm" svg:height="2.288cm" svg:x="4.586cm" svg:y="4.378cm">
            <text:p text:style-name="P15"><text:span text:style-name="T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4">
            <draw:custom-shape draw:name="文本框 27" draw:style-name="gr9" draw:text-style-name="P3" draw:layer="layout" svg:width="4.944cm" svg:height="1.267cm" svg:x="6.535cm" svg:y="5.235cm">
              <text:p text:style-name="P4"><text:span text:style-name="T6">项目背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0" draw:style-name="gr9" draw:text-style-name="P3" draw:layer="layout" svg:width="3.829cm" svg:height="1.098cm" svg:x="6.649cm" svg:y="4.423cm">
              <text:p text:style-name="P4"><text:span text:style-name="T7">Part 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组合 46" xml:id="id6" draw:id="id6">
          <draw:custom-shape draw:name="Text Placeholder 3" draw:style-name="gr14" draw:text-style-name="P3" draw:layer="layout" svg:width="2.12cm" svg:height="2.288cm" svg:x="8.678cm" svg:y="6.725cm">
            <text:p text:style-name="P15"><text:span text:style-name="T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5">
            <draw:custom-shape draw:name="文本框 36" draw:style-name="gr9" draw:text-style-name="P3" draw:layer="layout" svg:width="4.944cm" svg:height="1.267cm" svg:x="10.807cm" svg:y="7.582cm">
              <text:p text:style-name="P4"><text:span text:style-name="T6">项目环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7" draw:style-name="gr9" draw:text-style-name="P3" draw:layer="layout" svg:width="4.269cm" svg:height="1.098cm" svg:x="10.921cm" svg:y="6.77cm">
              <text:p text:style-name="P4"><text:span text:style-name="T7">Part Tw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组合 47" xml:id="id8" draw:id="id8">
          <draw:custom-shape draw:name="Text Placeholder 3" draw:style-name="gr14" draw:text-style-name="P3" draw:layer="layout" svg:width="2.12cm" svg:height="2.288cm" svg:x="12.948cm" svg:y="9.072cm">
            <text:p text:style-name="P15"><text:span text:style-name="T9">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8">
            <draw:custom-shape draw:name="文本框 39" draw:style-name="gr10" draw:text-style-name="P3" draw:layer="layout" svg:width="4.944cm" svg:height="1.267cm" svg:x="15.077cm" svg:y="9.9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0" draw:style-name="gr9" draw:text-style-name="P3" draw:layer="layout" svg:width="4.831cm" svg:height="1.098cm" svg:x="15.191cm" svg:y="9.117cm">
              <text:p text:style-name="P4"><text:span text:style-name="T7">Part Th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文本框 42" draw:style-name="gr9" draw:text-style-name="P16" draw:layer="layout" svg:width="4.944cm" svg:height="1.267cm" svg:x="15.078cm" svg:y="9.915cm">
          <text:p text:style-name="P4"><text:span text:style-name="T6">项目流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Connector 13" draw:style-name="gr16" draw:text-style-name="P14" xml:id="id3" draw:id="id3" draw:layer="layout" svg:width="0cm" svg:height="12.207cm" svg:x="5.647cm" svg:y="6.842cm" svg:viewBox="0 0 1 12208" draw:points="0,0 1,12208">
          <text:p/>
        </draw:polyline>
        <draw:polyline draw:name="Straight Connector 13" draw:style-name="gr17" draw:text-style-name="P14" xml:id="id5" draw:id="id5" draw:layer="layout" svg:width="0cm" svg:height="9.756cm" svg:x="9.738cm" svg:y="9.293cm" svg:viewBox="0 0 1 9757" draw:points="0,0 1,9757">
          <text:p/>
        </draw:polyline>
        <draw:polyline draw:name="Straight Connector 13" draw:style-name="gr18" draw:text-style-name="P14" xml:id="id7" draw:id="id7" draw:layer="layout" svg:width="0cm" svg:height="7.732cm" svg:x="14.045cm" svg:y="11.387cm" svg:viewBox="0 0 1 7733" draw:points="0,0 1,7733">
          <text:p/>
        </draw:polyline>
        <draw:line draw:name="Straight Connector 13" draw:style-name="gr19" draw:text-style-name="P17" draw:layer="layout" svg:x1="18.401cm" svg:y1="13.6cm" svg:x2="18.402cm" svg:y2="19.05cm">
          <text:p/>
        </draw:line>
        <draw:g draw:name="组合 47">
          <draw:custom-shape draw:name="Text Placeholder 3" draw:style-name="gr14" draw:text-style-name="P18" draw:layer="layout" svg:width="2.12cm" svg:height="2.288cm" svg:x="17.326cm" svg:y="11.4cm">
            <text:p text:style-name="P15"><text:span text:style-name="T10">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8">
            <draw:custom-shape draw:name="文本框 39" draw:style-name="gr10" draw:text-style-name="P3" draw:layer="layout" svg:width="4.944cm" svg:height="1.267cm" svg:x="19.455cm" svg:y="12.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0" draw:style-name="gr9" draw:text-style-name="P16" draw:layer="layout" svg:width="4.831cm" svg:height="1.098cm" svg:x="19.569cm" svg:y="11.445cm">
              <text:p text:style-name="P4"><text:span text:style-name="T7">Part F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文本框 42" draw:style-name="gr9" draw:text-style-name="P16" draw:layer="layout" svg:width="4.944cm" svg:height="1.267cm" svg:x="19.656cm" svg:y="12.3cm">
          <text:p text:style-name="P4"><text:span text:style-name="T6">项目展示</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3s" smil:type="random"/>
          </anim:par>
          <anim:seq presentation:node-type="main-sequence">
            <anim:par smil:begin="0s">
              <anim:par smil:begin="0s">
                <anim:par smil:begin="0s" smil:fill="hold" presentation:node-type="with-previous"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smil:begin="0.25s" smil:fill="hold"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5s" smil:fill="hold"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smil:begin="0.75s" smil:fill="hold" presentation:node-type="with-previous"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1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1.25s" smil:fill="hold"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seq>
        </anim:par>
        <presentation:notes draw:style-name="dp2">
          <draw:page-thumbnail draw:name="幻灯片图像占位符 1" draw:style-name="gr13" draw:layer="layout" svg:width="15.239cm" svg:height="8.572cm" svg:x="1.905cm" svg:y="3.175cm" draw:page-number="2" presentation:class="page"/>
          <draw:frame draw:name="备注占位符 2" presentation:style-name="pr3" draw:text-style-name="P9" draw:layer="layout" svg:width="15.239cm" svg:height="10cm" svg:x="1.905cm" svg:y="12.224cm" presentation:class="notes" presentation:placeholder="true" presentation:user-transformed="true">
            <draw:text-box/>
          </draw:frame>
          <draw:frame draw:name="灯片编号占位符 3" presentation:style-name="pr4"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3" draw:style-name="dp1" draw:master-page-name="标题和内容" presentation:presentation-page-layout-name="AL2T11" xml:id="id9" draw:id="id9">
        <office:forms form:automatic-focus="false" form:apply-design-mode="false"/>
        <draw:custom-shape draw:name="文本框 25" draw:style-name="gr14" draw:text-style-name="P13" draw:layer="layout" svg:width="8.546cm" svg:height="1.864cm" svg:x="12.938cm" svg:y="1.421cm">
          <text:p text:style-name="P12"><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9" draw:style-name="gr15" draw:text-style-name="P14" draw:layer="layout" svg:x1="10.193cm" svg:y1="3.293cm" svg:x2="24.229cm" svg:y2="3.294cm">
          <text:p/>
        </draw:line>
        <draw:custom-shape draw:name="Text Placeholder 3" draw:style-name="gr14" draw:text-style-name="P20" draw:layer="layout" svg:width="4.516cm" svg:height="4.87cm" svg:x="6.623cm" svg:y="6.087cm">
          <text:p text:style-name="P19"><text:span text:style-name="T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8" draw:style-name="gr9" draw:text-style-name="P3" draw:layer="layout" svg:width="10.798cm" svg:height="1.944cm" svg:x="11.002cm" svg:y="8.268cm">
          <text:p text:style-name="P4"><text:span text:style-name="T12">项目背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9" draw:style-name="gr9" draw:text-style-name="P21" draw:layer="layout" svg:width="5.359cm" svg:height="1.605cm" svg:x="11.002cm" svg:y="6.898cm">
          <text:p text:style-name="P4"><text:span text:style-name="T13">Part 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58">
          <draw:custom-shape draw:name="等腰三角形 59" draw:style-name="gr11" draw:text-style-name="P7" draw:layer="layout" svg:width="0.74cm" svg:height="0.638cm" draw:transform="rotate (-2.68571265296887) translate (25.798cm 7.75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0" draw:style-name="gr2" draw:text-style-name="P2" draw:layer="layout" svg:width="1.102cm" svg:height="0.95cm" draw:transform="rotate (1.7542304311795) translate (24.161cm 10.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1" draw:style-name="gr1" draw:text-style-name="P1" draw:layer="layout" svg:width="0.74cm" svg:height="0.638cm" draw:transform="rotate (0.066497044500984) translate (23.588cm 5.5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2" draw:style-name="gr2" draw:text-style-name="P2" draw:layer="layout" svg:width="2.624cm" svg:height="2.262cm" draw:transform="rotate (2.52723675688779) translate (28.235cm 12.99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3" draw:style-name="gr3" draw:text-style-name="P3" draw:layer="layout" svg:width="3.265cm" svg:height="2.815cm" draw:transform="rotate (2.52723675688779) translate (28.294cm 13.5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64" draw:style-name="gr2" draw:text-style-name="P2" draw:layer="layout" svg:width="0.318cm" svg:height="0.318cm" draw:transform="rotate (-2.65010793622819) translate (30.179cm 11.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5" draw:style-name="gr2" draw:text-style-name="P2" draw:layer="layout" svg:width="0.318cm" svg:height="0.318cm" draw:transform="rotate (-2.65010793622819) translate (27.157cm 12.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6" draw:style-name="gr2" draw:text-style-name="P2" draw:layer="layout" svg:width="0.318cm" svg:height="0.318cm" draw:transform="rotate (-2.65010793622819) translate (27.483cm 9.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组合 67">
            <draw:custom-shape draw:name="等腰三角形 68" draw:style-name="gr11" draw:text-style-name="P7" draw:layer="layout" svg:width="0.355cm" svg:height="0.306cm" draw:transform="rotate (0.986111027376796) translate (22.424cm 6.7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9" draw:style-name="gr1" draw:text-style-name="P1" draw:layer="layout" svg:width="0.355cm" svg:height="0.306cm" draw:transform="rotate (-2.54486458233293) translate (23.88cm 7.10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polyline draw:name="Straight Connector 13" draw:style-name="gr16" draw:text-style-name="P14" xml:id="id10" draw:id="id10" draw:layer="layout" svg:width="17.587cm" svg:height="0cm" svg:x="0cm" svg:y="11.416cm" svg:viewBox="0 0 17588 1" draw:points="17588,0 0,1">
          <text:p/>
        </draw:polyline>
        <anim:par presentation:node-type="timing-root">
          <anim:par smil:begin="id9.begin">
            <anim:transitionFilter smil:dur="3s" smil:type="random"/>
          </anim:par>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anim:seq>
        </anim:par>
        <presentation:notes draw:style-name="dp2">
          <draw:page-thumbnail draw:name="幻灯片图像占位符 1" draw:style-name="gr13" draw:layer="layout" svg:width="15.239cm" svg:height="8.572cm" svg:x="1.905cm" svg:y="3.175cm" draw:page-number="3" presentation:class="page"/>
          <draw:frame draw:name="备注占位符 2" presentation:style-name="pr5" draw:text-style-name="P9" draw:layer="layout" svg:width="15.239cm" svg:height="10cm" svg:x="1.905cm" svg:y="12.224cm" presentation:class="notes" presentation:placeholder="true" presentation:user-transformed="true">
            <draw:text-box/>
          </draw:frame>
          <draw:frame draw:name="灯片编号占位符 3" presentation:style-name="pr4"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4" draw:style-name="dp1" draw:master-page-name="标题和内容" presentation:presentation-page-layout-name="AL2T11" xml:id="id11" draw:id="id11">
        <office:forms form:automatic-focus="false" form:apply-design-mode="false"/>
        <draw:g draw:name="组合 6">
          <draw:custom-shape draw:name="文本框 14" draw:style-name="gr14" draw:text-style-name="P3" draw:layer="layout" svg:width="2.264cm" svg:height="1.356cm" svg:x="4.126cm" svg:y="1.674cm">
            <text:p text:style-name="P22"><text:span text:style-name="T14">定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20" draw:text-style-name="P23" draw:layer="layout" svg:width="1.093cm" svg:height="1.444cm" svg:x="-0.035cm" svg:y="1.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组合 3" xml:id="id12" draw:id="id12">
          <draw:custom-shape draw:name="Teardrop 40" draw:style-name="gr21" draw:text-style-name="P3" draw:layer="layout" svg:width="3.322cm" svg:height="3.322cm" svg:x="1.926cm" svg:y="3.889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name="组合 44">
            <draw:custom-shape draw:name="Freeform 10" draw:style-name="gr22" draw:text-style-name="P24" draw:layer="layout" svg:width="0.36cm" svg:height="0.388cm" svg:x="3.394cm" svg:y="4.605cm">
              <text:p/>
              <draw:enhanced-geometry draw:mirror-horizontal="false" draw:mirror-vertical="false" svg:viewBox="0 0 0 0" drawooo:sub-view-size="38 41" draw:text-areas="0 0 ?f18 ?f19" draw:type="ooxml-non-primitive" draw:enhanced-path="M 4 26 C 6 34 11 41 19 41 27 41 32 34 34 26 36 25 38 22 37 20 37 18 36 17 35 17 35 7 28 0 19 0 10 0 3 7 3 17 1 17 0 18 0 20 0 22 1 26 4 26 Z N">
                <draw:equation draw:name="f0" draw:formula="4*logwidth/38"/>
                <draw:equation draw:name="f1" draw:formula="26*logheight/41"/>
                <draw:equation draw:name="f2" draw:formula="19*logwidth/38"/>
                <draw:equation draw:name="f3" draw:formula="41*logheight/41"/>
                <draw:equation draw:name="f4" draw:formula="34*logwidth/38"/>
                <draw:equation draw:name="f5" draw:formula="26*logheight/41"/>
                <draw:equation draw:name="f6" draw:formula="37*logwidth/38"/>
                <draw:equation draw:name="f7" draw:formula="20*logheight/41"/>
                <draw:equation draw:name="f8" draw:formula="35*logwidth/38"/>
                <draw:equation draw:name="f9" draw:formula="17*logheight/41"/>
                <draw:equation draw:name="f10" draw:formula="19*logwidth/38"/>
                <draw:equation draw:name="f11" draw:formula="0*logheight/41"/>
                <draw:equation draw:name="f12" draw:formula="3*logwidth/38"/>
                <draw:equation draw:name="f13" draw:formula="17*logheight/41"/>
                <draw:equation draw:name="f14" draw:formula="0*logwidth/38"/>
                <draw:equation draw:name="f15" draw:formula="20*logheight/41"/>
                <draw:equation draw:name="f16" draw:formula="4*logwidth/38"/>
                <draw:equation draw:name="f17" draw:formula="26*logheight/41"/>
                <draw:equation draw:name="f18" draw:formula="logwidth"/>
                <draw:equation draw:name="f19" draw:formula="logheight"/>
              </draw:enhanced-geometry>
            </draw:custom-shape>
            <draw:custom-shape draw:name="Freeform 11" draw:style-name="gr23" draw:text-style-name="P24" draw:layer="layout" svg:width="1.005cm" svg:height="1.394cm" svg:x="3.206cm" svg:y="5.014cm">
              <text:p/>
              <draw:enhanced-geometry draw:mirror-horizontal="false" draw:mirror-vertical="false" svg:viewBox="0 0 0 0" drawooo:sub-view-size="106 147" draw:text-areas="0 0 ?f66 ?f67" draw:type="ooxml-non-primitive" draw:enhanced-path="M 97 36 C 97 36 97 36 97 36 95 36 91 37 87 37 85 38 83 38 82 38 81 38 81 38 80 38 80 38 80 37 79 37 77 32 73 25 71 19 69 16 68 13 67 11 67 10 66 10 66 9 66 8 66 8 66 8 65 7 65 6 64 6 63 5 61 3 54 2 52 1 51 0 49 0 49 0 49 0 49 0 49 0 49 0 49 0 49 4 48 12 43 22 42 15 41 9 41 9 43 5 43 5 43 5 40 2 40 2 40 2 38 2 38 2 38 2 35 5 35 5 35 5 37 9 37 9 37 9 36 9 35 15 35 22 30 12 28 4 28 0 28 0 28 0 28 0 28 0 28 0 28 0 27 0 25 1 24 2 20 3 14 5 10 7 8 9 2 17 0 44 0 53 1 69 1 69 2 73 3 77 7 77 12 77 14 74 14 70 14 70 13 56 14 45 14 36 16 23 18 23 18 23 18 23 18 23 18 65 18 65 18 65 18 67 18 69 18 70 18 138 18 138 18 138 18 143 22 147 27 147 27 147 27 147 27 147 27 147 27 147 27 147 32 147 36 143 36 138 36 77 36 77 36 77 41 77 41 77 41 77 41 138 41 138 41 138 41 143 45 147 50 147 50 147 50 147 50 147 50 147 50 147 50 147 55 147 59 143 59 138 59 70 59 70 59 70 60 69 60 67 60 65 60 29 60 29 60 29 60 29 60 30 61 31 63 35 65 40 67 43 68 45 69 46 70 48 70 48 71 49 71 50 71 50 72 50 72 51 73 51 74 52 75 52 75 52 75 52 75 52 76 52 76 52 77 52 77 53 78 53 78 53 79 53 80 52 81 52 85 52 89 51 93 51 97 50 100 49 100 49 104 48 106 45 106 41 105 37 101 35 97 36 Z N">
                <draw:equation draw:name="f0" draw:formula="97*logwidth/106"/>
                <draw:equation draw:name="f1" draw:formula="36*logheight/147"/>
                <draw:equation draw:name="f2" draw:formula="82*logwidth/106"/>
                <draw:equation draw:name="f3" draw:formula="38*logheight/147"/>
                <draw:equation draw:name="f4" draw:formula="79*logwidth/106"/>
                <draw:equation draw:name="f5" draw:formula="37*logheight/147"/>
                <draw:equation draw:name="f6" draw:formula="67*logwidth/106"/>
                <draw:equation draw:name="f7" draw:formula="11*logheight/147"/>
                <draw:equation draw:name="f8" draw:formula="66*logwidth/106"/>
                <draw:equation draw:name="f9" draw:formula="8*logheight/147"/>
                <draw:equation draw:name="f10" draw:formula="54*logwidth/106"/>
                <draw:equation draw:name="f11" draw:formula="2*logheight/147"/>
                <draw:equation draw:name="f12" draw:formula="49*logwidth/106"/>
                <draw:equation draw:name="f13" draw:formula="0*logheight/147"/>
                <draw:equation draw:name="f14" draw:formula="43*logwidth/106"/>
                <draw:equation draw:name="f15" draw:formula="22*logheight/147"/>
                <draw:equation draw:name="f16" draw:formula="43*logwidth/106"/>
                <draw:equation draw:name="f17" draw:formula="5*logheight/147"/>
                <draw:equation draw:name="f18" draw:formula="38*logwidth/106"/>
                <draw:equation draw:name="f19" draw:formula="2*logheight/147"/>
                <draw:equation draw:name="f20" draw:formula="37*logwidth/106"/>
                <draw:equation draw:name="f21" draw:formula="9*logheight/147"/>
                <draw:equation draw:name="f22" draw:formula="28*logwidth/106"/>
                <draw:equation draw:name="f23" draw:formula="0*logheight/147"/>
                <draw:equation draw:name="f24" draw:formula="28*logwidth/106"/>
                <draw:equation draw:name="f25" draw:formula="0*logheight/147"/>
                <draw:equation draw:name="f26" draw:formula="10*logwidth/106"/>
                <draw:equation draw:name="f27" draw:formula="7*logheight/147"/>
                <draw:equation draw:name="f28" draw:formula="1*logwidth/106"/>
                <draw:equation draw:name="f29" draw:formula="69*logheight/147"/>
                <draw:equation draw:name="f30" draw:formula="14*logwidth/106"/>
                <draw:equation draw:name="f31" draw:formula="70*logheight/147"/>
                <draw:equation draw:name="f32" draw:formula="18*logwidth/106"/>
                <draw:equation draw:name="f33" draw:formula="23*logheight/147"/>
                <draw:equation draw:name="f34" draw:formula="18*logwidth/106"/>
                <draw:equation draw:name="f35" draw:formula="65*logheight/147"/>
                <draw:equation draw:name="f36" draw:formula="18*logwidth/106"/>
                <draw:equation draw:name="f37" draw:formula="138*logheight/147"/>
                <draw:equation draw:name="f38" draw:formula="27*logwidth/106"/>
                <draw:equation draw:name="f39" draw:formula="147*logheight/147"/>
                <draw:equation draw:name="f40" draw:formula="36*logwidth/106"/>
                <draw:equation draw:name="f41" draw:formula="138*logheight/147"/>
                <draw:equation draw:name="f42" draw:formula="41*logwidth/106"/>
                <draw:equation draw:name="f43" draw:formula="77*logheight/147"/>
                <draw:equation draw:name="f44" draw:formula="50*logwidth/106"/>
                <draw:equation draw:name="f45" draw:formula="147*logheight/147"/>
                <draw:equation draw:name="f46" draw:formula="50*logwidth/106"/>
                <draw:equation draw:name="f47" draw:formula="147*logheight/147"/>
                <draw:equation draw:name="f48" draw:formula="59*logwidth/106"/>
                <draw:equation draw:name="f49" draw:formula="70*logheight/147"/>
                <draw:equation draw:name="f50" draw:formula="60*logwidth/106"/>
                <draw:equation draw:name="f51" draw:formula="29*logheight/147"/>
                <draw:equation draw:name="f52" draw:formula="67*logwidth/106"/>
                <draw:equation draw:name="f53" draw:formula="43*logheight/147"/>
                <draw:equation draw:name="f54" draw:formula="71*logwidth/106"/>
                <draw:equation draw:name="f55" draw:formula="50*logheight/147"/>
                <draw:equation draw:name="f56" draw:formula="75*logwidth/106"/>
                <draw:equation draw:name="f57" draw:formula="52*logheight/147"/>
                <draw:equation draw:name="f58" draw:formula="77*logwidth/106"/>
                <draw:equation draw:name="f59" draw:formula="52*logheight/147"/>
                <draw:equation draw:name="f60" draw:formula="81*logwidth/106"/>
                <draw:equation draw:name="f61" draw:formula="52*logheight/147"/>
                <draw:equation draw:name="f62" draw:formula="100*logwidth/106"/>
                <draw:equation draw:name="f63" draw:formula="49*logheight/147"/>
                <draw:equation draw:name="f64" draw:formula="97*logwidth/106"/>
                <draw:equation draw:name="f65" draw:formula="36*logheight/147"/>
                <draw:equation draw:name="f66" draw:formula="logwidth"/>
                <draw:equation draw:name="f67" draw:formula="logheight"/>
              </draw:enhanced-geometry>
            </draw:custom-shape>
            <draw:custom-shape draw:name="Freeform 12" draw:style-name="gr24" draw:text-style-name="P24" draw:layer="layout" svg:width="0.552cm" svg:height="0.857cm" svg:x="4.012cm" svg:y="4.509cm">
              <text:p/>
              <draw:enhanced-geometry draw:mirror-horizontal="false" draw:mirror-vertical="false" svg:viewBox="0 0 0 0" drawooo:sub-view-size="58 90" draw:text-areas="0 0 ?f86 ?f87" draw:type="ooxml-non-primitive" draw:enhanced-path="M 33 41 C 32 40 32 40 32 40 29 39 25 37 24 37 24 37 23 36 23 36 20 35 19 34 17 32 15 29 16 26 18 24 21 21 25 20 28 20 30 20 38 19 48 27 50 29 54 26 56 24 57 22 57 20 56 18 53 14 43 11 38 10 37 9 35 9 33 9 33 2 33 2 33 2 33 1 32 0 31 0 25 0 25 0 25 0 24 0 23 1 23 2 23 9 23 9 23 9 17 10 12 12 8 15 2 21 0 30 4 37 5 40 8 43 11 45 14 46 26 52 32 54 35 56 35 56 35 56 37 57 39 58 40 60 42 63 41 66 39 68 37 70 34 71 30 71 27 71 24 70 20 69 18 68 16 67 14 65 14 65 13 65 13 64 13 64 13 64 13 64 13 64 13 64 13 64 13 64 13 64 13 64 12 62 10 62 9 62 6 62 3 64 2 66 1 68 1 70 2 71 6 77 14 81 23 82 23 89 23 89 23 89 23 90 24 90 25 90 31 90 31 90 31 90 32 90 33 90 33 89 33 82 33 82 33 82 40 82 46 80 49 77 55 72 58 63 55 56 52 48 41 44 33 41 Z N">
                <draw:equation draw:name="f0" draw:formula="33*logwidth/58"/>
                <draw:equation draw:name="f1" draw:formula="41*logheight/90"/>
                <draw:equation draw:name="f2" draw:formula="32*logwidth/58"/>
                <draw:equation draw:name="f3" draw:formula="40*logheight/90"/>
                <draw:equation draw:name="f4" draw:formula="24*logwidth/58"/>
                <draw:equation draw:name="f5" draw:formula="37*logheight/90"/>
                <draw:equation draw:name="f6" draw:formula="23*logwidth/58"/>
                <draw:equation draw:name="f7" draw:formula="36*logheight/90"/>
                <draw:equation draw:name="f8" draw:formula="17*logwidth/58"/>
                <draw:equation draw:name="f9" draw:formula="32*logheight/90"/>
                <draw:equation draw:name="f10" draw:formula="18*logwidth/58"/>
                <draw:equation draw:name="f11" draw:formula="24*logheight/90"/>
                <draw:equation draw:name="f12" draw:formula="28*logwidth/58"/>
                <draw:equation draw:name="f13" draw:formula="20*logheight/90"/>
                <draw:equation draw:name="f14" draw:formula="48*logwidth/58"/>
                <draw:equation draw:name="f15" draw:formula="27*logheight/90"/>
                <draw:equation draw:name="f16" draw:formula="56*logwidth/58"/>
                <draw:equation draw:name="f17" draw:formula="24*logheight/90"/>
                <draw:equation draw:name="f18" draw:formula="56*logwidth/58"/>
                <draw:equation draw:name="f19" draw:formula="18*logheight/90"/>
                <draw:equation draw:name="f20" draw:formula="38*logwidth/58"/>
                <draw:equation draw:name="f21" draw:formula="10*logheight/90"/>
                <draw:equation draw:name="f22" draw:formula="33*logwidth/58"/>
                <draw:equation draw:name="f23" draw:formula="9*logheight/90"/>
                <draw:equation draw:name="f24" draw:formula="33*logwidth/58"/>
                <draw:equation draw:name="f25" draw:formula="2*logheight/90"/>
                <draw:equation draw:name="f26" draw:formula="31*logwidth/58"/>
                <draw:equation draw:name="f27" draw:formula="0*logheight/90"/>
                <draw:equation draw:name="f28" draw:formula="25*logwidth/58"/>
                <draw:equation draw:name="f29" draw:formula="0*logheight/90"/>
                <draw:equation draw:name="f30" draw:formula="23*logwidth/58"/>
                <draw:equation draw:name="f31" draw:formula="2*logheight/90"/>
                <draw:equation draw:name="f32" draw:formula="23*logwidth/58"/>
                <draw:equation draw:name="f33" draw:formula="9*logheight/90"/>
                <draw:equation draw:name="f34" draw:formula="8*logwidth/58"/>
                <draw:equation draw:name="f35" draw:formula="15*logheight/90"/>
                <draw:equation draw:name="f36" draw:formula="4*logwidth/58"/>
                <draw:equation draw:name="f37" draw:formula="37*logheight/90"/>
                <draw:equation draw:name="f38" draw:formula="11*logwidth/58"/>
                <draw:equation draw:name="f39" draw:formula="45*logheight/90"/>
                <draw:equation draw:name="f40" draw:formula="32*logwidth/58"/>
                <draw:equation draw:name="f41" draw:formula="54*logheight/90"/>
                <draw:equation draw:name="f42" draw:formula="35*logwidth/58"/>
                <draw:equation draw:name="f43" draw:formula="56*logheight/90"/>
                <draw:equation draw:name="f44" draw:formula="40*logwidth/58"/>
                <draw:equation draw:name="f45" draw:formula="60*logheight/90"/>
                <draw:equation draw:name="f46" draw:formula="39*logwidth/58"/>
                <draw:equation draw:name="f47" draw:formula="68*logheight/90"/>
                <draw:equation draw:name="f48" draw:formula="30*logwidth/58"/>
                <draw:equation draw:name="f49" draw:formula="71*logheight/90"/>
                <draw:equation draw:name="f50" draw:formula="20*logwidth/58"/>
                <draw:equation draw:name="f51" draw:formula="69*logheight/90"/>
                <draw:equation draw:name="f52" draw:formula="14*logwidth/58"/>
                <draw:equation draw:name="f53" draw:formula="65*logheight/90"/>
                <draw:equation draw:name="f54" draw:formula="13*logwidth/58"/>
                <draw:equation draw:name="f55" draw:formula="64*logheight/90"/>
                <draw:equation draw:name="f56" draw:formula="13*logwidth/58"/>
                <draw:equation draw:name="f57" draw:formula="64*logheight/90"/>
                <draw:equation draw:name="f58" draw:formula="13*logwidth/58"/>
                <draw:equation draw:name="f59" draw:formula="64*logheight/90"/>
                <draw:equation draw:name="f60" draw:formula="13*logwidth/58"/>
                <draw:equation draw:name="f61" draw:formula="64*logheight/90"/>
                <draw:equation draw:name="f62" draw:formula="9*logwidth/58"/>
                <draw:equation draw:name="f63" draw:formula="62*logheight/90"/>
                <draw:equation draw:name="f64" draw:formula="2*logwidth/58"/>
                <draw:equation draw:name="f65" draw:formula="66*logheight/90"/>
                <draw:equation draw:name="f66" draw:formula="2*logwidth/58"/>
                <draw:equation draw:name="f67" draw:formula="71*logheight/90"/>
                <draw:equation draw:name="f68" draw:formula="23*logwidth/58"/>
                <draw:equation draw:name="f69" draw:formula="82*logheight/90"/>
                <draw:equation draw:name="f70" draw:formula="23*logwidth/58"/>
                <draw:equation draw:name="f71" draw:formula="89*logheight/90"/>
                <draw:equation draw:name="f72" draw:formula="25*logwidth/58"/>
                <draw:equation draw:name="f73" draw:formula="90*logheight/90"/>
                <draw:equation draw:name="f74" draw:formula="31*logwidth/58"/>
                <draw:equation draw:name="f75" draw:formula="90*logheight/90"/>
                <draw:equation draw:name="f76" draw:formula="33*logwidth/58"/>
                <draw:equation draw:name="f77" draw:formula="89*logheight/90"/>
                <draw:equation draw:name="f78" draw:formula="33*logwidth/58"/>
                <draw:equation draw:name="f79" draw:formula="82*logheight/90"/>
                <draw:equation draw:name="f80" draw:formula="49*logwidth/58"/>
                <draw:equation draw:name="f81" draw:formula="77*logheight/90"/>
                <draw:equation draw:name="f82" draw:formula="55*logwidth/58"/>
                <draw:equation draw:name="f83" draw:formula="56*logheight/90"/>
                <draw:equation draw:name="f84" draw:formula="33*logwidth/58"/>
                <draw:equation draw:name="f85" draw:formula="41*logheight/90"/>
                <draw:equation draw:name="f86" draw:formula="logwidth"/>
                <draw:equation draw:name="f87" draw:formula="logheight"/>
              </draw:enhanced-geometry>
            </draw:custom-shape>
          </draw:g>
        </draw:g>
        <draw:frame draw:style-name="gr25" draw:text-style-name="P26" draw:layer="layout" svg:width="24.488cm" svg:height="9.518cm" svg:x="6.2cm" svg:y="5.4cm">
          <draw:text-box>
            <text:p text:style-name="P25"><text:span text:style-name="T15">众筹是指用团购</text:span><text:span text:style-name="T15">+</text:span><text:span text:style-name="T15">预购的形式，向网友募集项目资金的模式。众筹利用互联网和</text:span><text:span text:style-name="T15">SNS</text:span><text:span text:style-name="T15">传播的特性，让小企业、艺术家或个人对公众展示他们的创意，争取大家的关注和支持，进而获得所需要的资金援助。</text:span></text:p>
            <text:p text:style-name="P25"><text:span text:style-name="T15">现代众筹指通过互联网方式发布筹款项目并募集资金。相对于传统的融资方式，众筹更为开放，能否获得资金也不再是由项目的商业价值作为唯一标准。只要是网友喜欢的项目，都可以通过众筹方式获得项目启动的第一笔资金，为更多小本经营或创作的人提供了无限的可能。</text:span></text:p>
          </draw:text-box>
        </draw:frame>
        <anim:par presentation:node-type="timing-root">
          <anim:par smil:begin="id11.begin">
            <anim:transitionFilter smil:dur="3s" smil:type="random"/>
          </anim:par>
          <anim:seq presentation:node-type="main-sequence">
            <anim:par smil:begin="0s">
              <anim:par smil:begin="0s">
                <anim:par smil:begin="0s" smil:fill="hold" presentation:node-type="with-previous"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seq>
        </anim:par>
        <presentation:notes draw:style-name="dp2">
          <draw:page-thumbnail draw:name="幻灯片图像占位符 1" draw:style-name="gr13" draw:layer="layout" svg:width="15.239cm" svg:height="8.572cm" svg:x="1.905cm" svg:y="3.175cm" draw:page-number="4" presentation:class="page"/>
          <draw:frame draw:name="备注占位符 2" presentation:style-name="pr6" draw:text-style-name="P9" draw:layer="layout" svg:width="15.239cm" svg:height="10cm" svg:x="1.905cm" svg:y="12.224cm" presentation:class="notes" presentation:placeholder="true" presentation:user-transformed="true">
            <draw:text-box/>
          </draw:frame>
          <draw:frame draw:name="灯片编号占位符 3" presentation:style-name="pr4"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5" draw:style-name="dp1" draw:master-page-name="标题和内容" presentation:presentation-page-layout-name="AL2T11" xml:id="id13" draw:id="id13">
        <office:forms form:automatic-focus="false" form:apply-design-mode="false"/>
        <draw:custom-shape draw:name="Bent Arrow 49" draw:style-name="gr26" draw:text-style-name="P1" draw:layer="layout" svg:width="22.2cm" svg:height="2.144cm" svg:x="0cm" svg:y="7.993cm">
          <text:p/>
          <draw:enhanced-geometry draw:mirror-horizontal="true" draw:mirror-vertical="false" svg:viewBox="0 0 0 0" draw:text-areas="0 0 ?f25 ?f24" draw:type="ooxml-bentArrow" draw:modifiers="17673 2457 0 51336"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Oval 34" draw:style-name="gr27" draw:text-style-name="P24" xml:id="id14" draw:id="id14" draw:layer="layout" svg:width="0.701cm" svg:height="0.701cm" svg:x="6.249cm" svg:y="7.6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28" draw:text-style-name="P24" xml:id="id15" draw:id="id15" draw:layer="layout" svg:width="0.701cm" svg:height="0.701cm" svg:x="13.896cm" svg:y="7.6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29" draw:text-style-name="P24" xml:id="id16" draw:id="id16" draw:layer="layout" svg:width="0.701cm" svg:height="0.701cm" svg:x="21.421cm" svg:y="7.9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32" draw:style-name="gr30" draw:text-style-name="P14" xml:id="id17" draw:id="id17" draw:layer="layout" svg:width="0cm" svg:height="2.008cm" svg:x="6.611cm" svg:y="7.992cm" svg:viewBox="0 0 1 2009" draw:points="0,2009 1,0">
          <text:p/>
        </draw:polyline>
        <draw:polyline draw:name="Straight Connector 32" draw:style-name="gr31" draw:text-style-name="P14" xml:id="id18" draw:id="id18" draw:layer="layout" svg:width="0cm" svg:height="2.008cm" svg:x="14.246cm" svg:y="7.992cm" svg:viewBox="0 0 1 2009" draw:points="0,2009 1,0">
          <text:p/>
        </draw:polyline>
        <draw:custom-shape draw:name="圆角矩形 47" draw:style-name="gr32" draw:text-style-name="P27" xml:id="id20" draw:id="id20" draw:layer="layout" svg:width="5.378cm" svg:height="1.152cm" svg:x="3.911cm" svg:y="10.35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48" draw:style-name="gr33" draw:text-style-name="P23" xml:id="id24" draw:id="id24" draw:layer="layout" svg:width="5.378cm" svg:height="1.152cm" svg:x="11.557cm" svg:y="10.35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49" draw:style-name="gr34" draw:text-style-name="P1" xml:id="id28" draw:id="id28" draw:layer="layout" svg:width="5.378cm" svg:height="1.152cm" svg:x="19.404cm" svg:y="10.35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文本框 50" draw:style-name="gr9" draw:text-style-name="P3" xml:id="id21" draw:id="id21" draw:layer="layout" svg:width="4.162cm" svg:height="1.098cm" svg:x="4.519cm" svg:y="10.428cm">
          <text:p text:style-name="P4"><text:span text:style-name="T16"><text:s text:c="2"/></text:span><text:span text:style-name="T16">发起人</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1" draw:style-name="gr9" draw:text-style-name="P3" xml:id="id22" draw:id="id22" draw:layer="layout" svg:width="5.378cm" svg:height="1.805cm" svg:x="3.911cm" svg:y="11.719cm">
          <text:p text:style-name="P28"><text:span text:style-name="T17">有创造能力但缺乏资金的人</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2" draw:style-name="gr9" draw:text-style-name="P3" xml:id="id25" draw:id="id25" draw:layer="layout" svg:width="4.162cm" svg:height="1.098cm" svg:x="12.165cm" svg:y="10.428cm">
          <text:p text:style-name="P4"><text:span text:style-name="T16"><text:s text:c="2"/></text:span><text:span text:style-name="T16">支持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3" draw:style-name="gr9" draw:text-style-name="P3" xml:id="id26" draw:id="id26" draw:layer="layout" svg:width="5.378cm" svg:height="2.683cm" svg:x="11.557cm" svg:y="11.719cm">
          <text:p text:style-name="P28"><text:span text:style-name="T17">对筹资者的故事和回报感兴趣的，有能力支持的人</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4" draw:style-name="gr9" draw:text-style-name="P3" xml:id="id29" draw:id="id29" draw:layer="layout" svg:width="4.162cm" svg:height="1.098cm" svg:x="20.093cm" svg:y="10.428cm">
          <text:p text:style-name="P4"><text:span text:style-name="T16"><text:s text:c="4"/></text:span><text:span text:style-name="T16">平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5" draw:style-name="gr9" draw:text-style-name="P3" xml:id="id30" draw:id="id30" draw:layer="layout" svg:width="5.378cm" svg:height="1.805cm" svg:x="19.485cm" svg:y="11.719cm">
          <text:p text:style-name="P28"><text:span text:style-name="T17">连接发起人和支持者的互联网终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65" xml:id="id27" draw:id="id27">
          <draw:custom-shape draw:name="Sev01" draw:style-name="gr35" draw:text-style-name="P1" draw:layer="layout" svg:width="1.734cm" svg:height="1.734cm" svg:x="20.826cm" svg:y="5.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05" draw:style-name="gr36" draw:text-style-name="P24" draw:layer="layout" svg:width="0.969cm" svg:height="0.955cm" svg:x="21.208cm" svg:y="5.934cm">
            <text:p/>
            <draw:enhanced-geometry draw:mirror-horizontal="false" draw:mirror-vertical="false" svg:viewBox="0 0 0 0" drawooo:sub-view-size="64 63" draw:text-areas="0 0 ?f0 ?f1" draw:type="ooxml-non-primitive" draw:enhanced-path="M 59 63 C 57 63 56 62 55 61 42 48 42 48 42 48 38 51 33 53 27 53 12 53 0 41 0 26 0 12 12 0 27 0 42 0 54 12 54 26 54 32 52 37 49 41 62 54 62 54 62 54 63 55 64 57 64 58 64 61 61 63 59 63 Z M 27 9 C 18 9 10 17 10 26 10 36 18 43 27 43 37 43 44 36 44 26 44 17 37 9 27 9 Z N">
              <draw:equation draw:name="f0" draw:formula="logwidth"/>
              <draw:equation draw:name="f1" draw:formula="logheight"/>
            </draw:enhanced-geometry>
          </draw:custom-shape>
        </draw:g>
        <draw:g draw:name="组合 63" xml:id="id19" draw:id="id19">
          <draw:custom-shape draw:name="Sev01" draw:style-name="gr37" draw:text-style-name="P27" draw:layer="layout" svg:width="1.734cm" svg:height="1.734cm" svg:x="5.744cm" svg:y="5.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2" draw:style-name="gr36" draw:text-style-name="P24" draw:layer="layout" svg:width="0.978cm" svg:height="0.986cm" svg:x="6.122cm" svg:y="5.919cm">
            <text:p/>
            <draw:enhanced-geometry draw:mirror-horizontal="false" draw:mirror-vertical="false" svg:viewBox="0 0 0 0" drawooo:sub-view-size="58 58" draw:text-areas="0 0 ?f0 ?f1" draw:type="ooxml-non-primitive" draw:enhanced-path="M 58 33 C 58 34 58 34 57 34 50 35 50 35 50 35 50 37 49 38 49 39 50 41 51 42 53 44 53 44 53 45 53 45 53 45 53 46 53 46 52 47 47 53 45 53 45 53 45 53 44 52 39 48 39 48 39 48 38 49 37 49 36 50 35 52 35 55 34 57 34 57 34 58 33 58 25 58 25 58 25 58 24 58 23 57 23 57 22 50 22 50 22 50 21 49 20 49 19 48 14 52 14 52 14 52 13 53 13 53 13 53 12 53 12 53 12 52 10 50 7 48 5 46 5 46 5 45 5 45 5 45 5 44 5 44 7 42 8 41 9 39 9 38 8 37 8 35 1 34 1 34 1 34 0 34 0 33 0 33 0 24 0 24 0 24 0 24 0 23 1 23 8 22 8 22 8 22 8 21 9 20 9 18 8 17 7 15 5 13 5 13 5 13 5 12 5 12 5 12 5 11 6 10 11 5 13 5 13 5 13 5 14 5 19 9 19 9 19 9 20 9 21 8 22 8 22 5 23 3 23 1 23 0 24 0 25 0 33 0 33 0 33 0 34 0 34 0 34 1 36 8 36 8 36 8 37 8 38 9 39 9 44 5 44 5 44 5 45 5 45 5 45 5 46 5 46 5 46 5 48 7 51 9 52 12 53 12 53 12 53 12 53 13 53 13 52 13 51 15 50 17 48 18 49 20 50 21 50 22 57 23 57 23 57 23 58 23 58 24 58 25 L 58 33 Z M 29 19 C 24 19 19 23 19 29 19 34 24 38 29 38 34 38 39 34 39 29 39 23 34 19 29 19 Z N">
              <draw:equation draw:name="f0" draw:formula="logwidth"/>
              <draw:equation draw:name="f1" draw:formula="logheight"/>
            </draw:enhanced-geometry>
          </draw:custom-shape>
        </draw:g>
        <draw:g draw:name="组合 64" xml:id="id23" draw:id="id23">
          <draw:custom-shape draw:name="Sev01" draw:style-name="gr38" draw:text-style-name="P23" draw:layer="layout" svg:width="1.734cm" svg:height="1.734cm" svg:x="13.385cm" svg:y="5.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35" draw:style-name="gr36" draw:text-style-name="P24" draw:layer="layout" svg:width="1.035cm" svg:height="0.97cm" svg:x="13.734cm" svg:y="5.927cm">
            <text:p/>
            <draw:enhanced-geometry draw:mirror-horizontal="false" draw:mirror-vertical="false" svg:viewBox="0 0 0 0" drawooo:sub-view-size="73 68" draw:text-areas="0 0 ?f0 ?f1" draw:type="ooxml-non-primitive" draw:enhanced-path="M 13 39 C 8 39 8 39 8 39 4 39 0 37 0 33 0 29 0 19 5 19 6 19 10 22 15 22 17 22 18 22 20 21 20 22 20 23 20 24 20 27 21 31 23 34 19 34 15 36 13 39 Z M 15 19 C 10 19 5 15 5 9 5 4 10 0 15 0 20 0 25 4 25 9 25 15 20 19 15 19 Z M 53 68 C 20 68 20 68 20 68 14 68 10 64 10 58 10 49 12 36 23 36 25 36 29 41 37 41 44 41 49 36 50 36 62 36 64 49 64 58 64 64 60 68 53 68 Z M 37 39 C 29 39 22 32 22 24 22 16 29 9 37 9 45 9 51 16 51 24 51 32 45 39 37 39 Z M 59 19 C 53 19 49 15 49 9 49 4 53 0 59 0 64 0 68 4 68 9 68 15 64 19 59 19 Z M 66 39 C 61 39 61 39 61 39 58 36 55 34 51 34 53 31 54 27 54 24 54 23 54 22 54 21 55 22 57 22 59 22 64 22 68 19 69 19 73 19 73 29 73 33 73 37 70 39 66 39 Z N">
              <draw:equation draw:name="f0" draw:formula="logwidth"/>
              <draw:equation draw:name="f1" draw:formula="logheight"/>
            </draw:enhanced-geometry>
          </draw:custom-shape>
        </draw:g>
        <draw:g draw:name="组合 70">
          <draw:custom-shape draw:name="文本框 71" draw:style-name="gr14" draw:text-style-name="P3" draw:layer="layout" svg:width="2.264cm" svg:height="1.356cm" svg:x="4.126cm" svg:y="1.674cm">
            <text:p text:style-name="P22"><text:span text:style-name="T14">构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2" draw:style-name="gr20" draw:text-style-name="P23" draw:layer="layout" svg:width="1.093cm" svg:height="1.444cm" svg:x="-0.035cm" svg:y="1.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3.begin">
            <anim:transitionFilter smil:dur="3s" smil:type="random"/>
          </anim:par>
          <anim:seq presentation:node-type="main-sequence">
            <anim:par smil:begin="0s">
              <anim:par smil:begin="0s">
                <anim:par smil:begin="0s" smil:fill="hold" presentation:node-type="with-previous" presentation:preset-class="entrance" presentation:preset-id="ooo-entrance-diagonal-squares" presentation:preset-sub-type="right-to-bottom">
                  <anim:set smil:begin="0s" smil:dur="0.001s" smil:fill="hold" smil:attributeName="visibility" smil:to="visible"/>
                  <anim:transitionFilter smil:dur="0.5s" smil:type="waterfallWipe" smil:subtype="horizontalLeft"/>
                </anim:par>
                <anim:par smil:begin="0.25s" smil:fill="hold" presentation:node-type="with-previous" presentation:preset-class="entrance" presentation:preset-id="ooo-entrance-fade-in-and-zoom">
                  <anim:set smil:begin="0s" smil:dur="0.001s" smil:fill="hold" smil:targetElement="id14" smil:attributeName="visibility" smil:to="visible"/>
                  <anim:animate smil:dur="0.5s" smil:fill="hold" smil:targetElement="id14" smil:attributeName="width" smil:values="0;width" smil:keyTimes="0;1"/>
                  <anim:animate smil:dur="0.5s" smil:fill="hold" smil:targetElement="id14" smil:attributeName="height" smil:values="0;height" smil:keyTimes="0;1"/>
                  <anim:transitionFilter smil:dur="0.5s" smil:targetElement="id14" smil:type="fade" smil:subtype="crossfade"/>
                </anim:par>
                <anim:par smil:begin="0.25s" smil:fill="hold" presentation:node-type="with-previous" presentation:preset-class="entrance" presentation:preset-id="ooo-entrance-fade-in-and-zoom">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transitionFilter smil:dur="0.5s" smil:targetElement="id15" smil:type="fade" smil:subtype="crossfade"/>
                </anim:par>
                <anim:par smil:begin="0.5s" smil:fill="hold" presentation:node-type="with-previous" presentation:preset-class="entrance" presentation:preset-id="ooo-entrance-fade-in-and-zoom">
                  <anim:set smil:begin="0s" smil:dur="0.001s" smil:fill="hold" smil:targetElement="id16" smil:attributeName="visibility" smil:to="visible"/>
                  <anim:animate smil:dur="0.5s" smil:fill="hold" smil:targetElement="id16" smil:attributeName="width" smil:values="0;width" smil:keyTimes="0;1"/>
                  <anim:animate smil:dur="0.5s" smil:fill="hold" smil:targetElement="id16" smil:attributeName="height" smil:values="0;height" smil:keyTimes="0;1"/>
                  <anim:transitionFilter smil:dur="0.5s" smil:targetElement="id16" smil:type="fade" smil:subtype="crossfade"/>
                </anim:par>
                <anim:par smil:begin="1.25s" smil:fill="hold" presentation:node-type="with-previous" presentation:preset-class="entrance" presentation:preset-id="ooo-entrance-diagonal-squares" presentation:preset-sub-type="right-to-bottom">
                  <anim:set smil:begin="0s" smil:dur="0.001s" smil:fill="hold" smil:targetElement="id17" smil:attributeName="visibility" smil:to="visible"/>
                  <anim:transitionFilter smil:dur="0.5s" smil:targetElement="id17" smil:type="waterfallWipe" smil:subtype="horizontalLeft"/>
                </anim:par>
                <anim:par smil:begin="1.5s" smil:fill="hold" presentation:node-type="with-previous" presentation:preset-class="entrance" presentation:preset-id="ooo-entrance-diagonal-squares" presentation:preset-sub-type="right-to-bottom">
                  <anim:set smil:begin="0s" smil:dur="0.001s" smil:fill="hold" smil:targetElement="id18" smil:attributeName="visibility" smil:to="visible"/>
                  <anim:transitionFilter smil:dur="0.5s" smil:targetElement="id18" smil:type="waterfallWipe" smil:subtype="horizontalLeft"/>
                </anim:par>
                <anim:par smil:begin="2.25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2.25s" smil:fill="hold"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anim:par>
          </anim:seq>
        </anim:par>
        <presentation:notes draw:style-name="dp2">
          <draw:page-thumbnail draw:name="幻灯片图像占位符 1" draw:style-name="gr13" draw:layer="layout" svg:width="15.239cm" svg:height="8.572cm" svg:x="1.905cm" svg:y="3.175cm" draw:page-number="5" presentation:class="page"/>
          <draw:frame draw:name="备注占位符 2" presentation:style-name="pr7" draw:text-style-name="P9" draw:layer="layout" svg:width="15.239cm" svg:height="10cm" svg:x="1.905cm" svg:y="12.224cm" presentation:class="notes" presentation:placeholder="true" presentation:user-transformed="true">
            <draw:text-box/>
          </draw:frame>
          <draw:frame draw:name="灯片编号占位符 3" presentation:style-name="pr4"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6" draw:style-name="dp1" draw:master-page-name="标题和内容" presentation:presentation-page-layout-name="AL2T11" xml:id="id31" draw:id="id31">
        <office:forms form:automatic-focus="false" form:apply-design-mode="false"/>
        <draw:custom-shape draw:name="文本框 25" draw:style-name="gr14" draw:text-style-name="P13" draw:layer="layout" svg:width="8.546cm" svg:height="1.864cm" svg:x="12.938cm" svg:y="1.421cm">
          <text:p text:style-name="P12"><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9" draw:style-name="gr15" draw:text-style-name="P14" draw:layer="layout" svg:x1="10.193cm" svg:y1="3.293cm" svg:x2="24.229cm" svg:y2="3.294cm">
          <text:p/>
        </draw:line>
        <draw:custom-shape draw:name="Text Placeholder 3" draw:style-name="gr14" draw:text-style-name="P20" draw:layer="layout" svg:width="4.516cm" svg:height="4.87cm" svg:x="6.623cm" svg:y="6.087cm">
          <text:p text:style-name="P19"><text:span text:style-name="T1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8" draw:style-name="gr9" draw:text-style-name="P3" draw:layer="layout" svg:width="10.798cm" svg:height="1.942cm" svg:x="11.002cm" svg:y="8.268cm">
          <text:p text:style-name="P4"><text:span text:style-name="T12">项目环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9" draw:style-name="gr9" draw:text-style-name="P21" draw:layer="layout" svg:width="5.359cm" svg:height="1.605cm" svg:x="11.002cm" svg:y="6.898cm">
          <text:p text:style-name="P4"><text:span text:style-name="T13">Part Tw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58">
          <draw:custom-shape draw:name="等腰三角形 59" draw:style-name="gr11" draw:text-style-name="P7" draw:layer="layout" svg:width="0.74cm" svg:height="0.638cm" draw:transform="rotate (-2.68571265296887) translate (25.798cm 7.75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0" draw:style-name="gr2" draw:text-style-name="P2" draw:layer="layout" svg:width="1.102cm" svg:height="0.95cm" draw:transform="rotate (1.7542304311795) translate (24.161cm 10.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1" draw:style-name="gr1" draw:text-style-name="P1" draw:layer="layout" svg:width="0.74cm" svg:height="0.638cm" draw:transform="rotate (0.066497044500984) translate (23.588cm 5.5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2" draw:style-name="gr2" draw:text-style-name="P2" draw:layer="layout" svg:width="2.624cm" svg:height="2.262cm" draw:transform="rotate (2.52723675688779) translate (28.235cm 12.99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3" draw:style-name="gr3" draw:text-style-name="P3" draw:layer="layout" svg:width="3.265cm" svg:height="2.815cm" draw:transform="rotate (2.52723675688779) translate (28.294cm 13.5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64" draw:style-name="gr2" draw:text-style-name="P2" draw:layer="layout" svg:width="0.318cm" svg:height="0.318cm" draw:transform="rotate (-2.65010793622819) translate (30.179cm 11.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5" draw:style-name="gr2" draw:text-style-name="P2" draw:layer="layout" svg:width="0.318cm" svg:height="0.318cm" draw:transform="rotate (-2.65010793622819) translate (27.157cm 12.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6" draw:style-name="gr2" draw:text-style-name="P2" draw:layer="layout" svg:width="0.318cm" svg:height="0.318cm" draw:transform="rotate (-2.65010793622819) translate (27.483cm 9.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组合 67">
            <draw:custom-shape draw:name="等腰三角形 68" draw:style-name="gr11" draw:text-style-name="P7" draw:layer="layout" svg:width="0.355cm" svg:height="0.306cm" draw:transform="rotate (0.986111027376796) translate (22.424cm 6.7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9" draw:style-name="gr1" draw:text-style-name="P1" draw:layer="layout" svg:width="0.355cm" svg:height="0.306cm" draw:transform="rotate (-2.54486458233293) translate (23.88cm 7.10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polyline draw:name="Straight Connector 13" draw:style-name="gr17" draw:text-style-name="P14" xml:id="id32" draw:id="id32" draw:layer="layout" svg:width="17.587cm" svg:height="0cm" svg:x="0cm" svg:y="11.416cm" svg:viewBox="0 0 17588 1" draw:points="17588,0 0,1">
          <text:p/>
        </draw:polyline>
        <anim:par presentation:node-type="timing-root">
          <anim:par smil:begin="id31.begin">
            <anim:transitionFilter smil:dur="3s" smil:type="random"/>
          </anim:par>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32" smil:attributeName="visibility" smil:to="visible"/>
                  <anim:animate smil:dur="0.5s" smil:fill="hold" smil:targetElement="id32" smil:attributeName="x" smil:values="0-width/2;x" smil:keyTimes="0;1"/>
                  <anim:animate smil:dur="0.5s" smil:fill="hold" smil:targetElement="id32" smil:attributeName="y" smil:values="y;y" smil:keyTimes="0;1"/>
                </anim:par>
              </anim:par>
            </anim:par>
          </anim:seq>
        </anim:par>
        <presentation:notes draw:style-name="dp2">
          <draw:page-thumbnail draw:name="幻灯片图像占位符 1" draw:style-name="gr13" draw:layer="layout" svg:width="15.239cm" svg:height="8.572cm" svg:x="1.905cm" svg:y="3.175cm" draw:page-number="6" presentation:class="page"/>
          <draw:frame draw:name="备注占位符 2" presentation:style-name="pr8" draw:text-style-name="P9" draw:layer="layout" svg:width="15.239cm" svg:height="10cm" svg:x="1.905cm" svg:y="12.224cm" presentation:class="notes" presentation:placeholder="true" presentation:user-transformed="true">
            <draw:text-box/>
          </draw:frame>
          <draw:frame draw:name="灯片编号占位符 3" presentation:style-name="pr4"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7" draw:style-name="dp1" draw:master-page-name="标题和内容" presentation:presentation-page-layout-name="AL2T11" xml:id="id33" draw:id="id33">
        <office:forms form:automatic-focus="false" form:apply-design-mode="false"/>
        <draw:g draw:name="组合 22">
          <draw:custom-shape draw:name="文本框 23" draw:style-name="gr39" draw:text-style-name="P3" draw:layer="layout" svg:width="7.915cm" svg:height="1.356cm" svg:x="1.301cm" svg:y="1.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4" draw:style-name="gr40" draw:text-style-name="P27" draw:layer="layout" svg:width="1.093cm" svg:height="1.444cm" svg:x="-0.035cm" svg:y="1.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组合 77">
          <draw:custom-shape draw:name="文本框 78" draw:style-name="gr14" draw:text-style-name="P29" draw:layer="layout" svg:width="2.264cm" svg:height="1.356cm" svg:x="4.159cm" svg:y="1.674cm">
            <text:p text:style-name="P22"><text:span text:style-name="T14">环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9" draw:style-name="gr41" draw:text-style-name="P27" draw:layer="layout" svg:width="1.093cm" svg:height="1.444cm" svg:x="0cm" svg:y="1.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21" draw:style-name="gr42" draw:text-style-name="P3" draw:layer="layout" svg:width="4.29cm" svg:height="4.29cm" svg:x="18.161cm" svg:y="2.749cm">
          <text:p/>
          <draw:enhanced-geometry draw:mirror-horizontal="true" draw:mirror-vertical="false" svg:viewBox="0 0 0 0" draw:text-areas="?f36 ?f42 ?f24 ?f30" draw:type="ooxml-arc" draw:modifiers="16200000 5426856"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Straight Connector 25" draw:style-name="gr43" draw:text-style-name="P14" draw:layer="layout" svg:x1="18.161cm" svg:y1="4.894cm" svg:x2="15.6cm" svg:y2="6.6cm">
          <text:p/>
        </draw:line>
        <draw:custom-shape draw:name="Rounded Rectangle 31" draw:style-name="gr44" draw:text-style-name="P1" draw:layer="layout" svg:width="4.698cm" svg:height="1.023cm" svg:x="20.102cm" svg:y="2.275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gr44" draw:text-style-name="P1" draw:layer="layout" svg:width="4.698cm" svg:height="1.023cm" svg:x="20.102cm" svg:y="6.552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ev01" draw:style-name="gr45" draw:text-style-name="P3" draw:layer="layout" svg:width="2.77cm" svg:height="2.77cm" svg:x="3.254cm" svg:y="6.554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5" draw:style-name="gr43" draw:text-style-name="P14" draw:layer="layout" svg:x1="11.527cm" svg:y1="7.939cm" svg:x2="6.084cm" svg:y2="7.94cm">
          <text:p/>
        </draw:line>
        <draw:custom-shape draw:name="Arc 21" draw:style-name="gr46" draw:text-style-name="P3" draw:layer="layout" svg:width="5.46cm" svg:height="5.46cm" svg:x="7.082cm" svg:y="5.209cm">
          <text:p/>
          <draw:enhanced-geometry draw:mirror-horizontal="true" draw:mirror-vertical="false" svg:viewBox="0 0 0 0" draw:text-areas="?f36 ?f42 ?f24 ?f30" draw:type="ooxml-arc" draw:modifiers="16200000 5426856"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Rounded Rectangle 31" draw:style-name="gr47" draw:text-style-name="P30" draw:layer="layout" svg:width="5.98cm" svg:height="1.303cm" svg:x="9.553cm" svg:y="4.573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2" draw:style-name="gr47" draw:text-style-name="P1" draw:layer="layout" svg:width="5.98cm" svg:height="1.303cm" svg:x="9.553cm" svg:y="7.319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gr47" draw:text-style-name="P1" draw:layer="layout" svg:width="5.98cm" svg:height="1.303cm" svg:x="9.553cm" svg:y="10.018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文本框 44" draw:style-name="gr10" draw:text-style-name="P16" draw:layer="layout" svg:width="4.143cm" svg:height="1.943cm" svg:x="10.495cm" svg:y="4.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5" draw:style-name="gr9" draw:text-style-name="P16" draw:layer="layout" svg:width="4.143cm" svg:height="1.098cm" svg:x="10.495cm" svg:y="7.417cm">
          <text:p text:style-name="P4"><text:span text:style-name="T16">PH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6" draw:style-name="gr9" draw:text-style-name="P16" draw:layer="layout" svg:width="4.143cm" svg:height="1.098cm" svg:x="10.495cm" svg:y="10.114cm">
          <text:p text:style-name="P4"><text:span text:style-name="T16">MY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7" draw:style-name="gr9" draw:text-style-name="P16" draw:layer="layout" svg:width="4.143cm" svg:height="1.098cm" svg:x="20.441cm" svg:y="2.2cm">
          <text:p text:style-name="P4"><text:span text:style-name="T16">Bootstr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9" draw:style-name="gr9" draw:text-style-name="P16" draw:layer="layout" svg:width="4.143cm" svg:height="1.098cm" svg:x="20.441cm" svg:y="6.552cm">
          <text:p text:style-name="P4"><text:span text:style-name="T16">Angu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5" draw:style-name="gr9" draw:text-style-name="P16" draw:layer="layout" svg:width="5.6cm" svg:height="1.098cm" svg:x="9.8cm" svg:y="4.685cm">
          <text:p text:style-name="P4"><text:span text:style-name="T16">Ap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v01" draw:style-name="gr45" draw:text-style-name="P3" draw:layer="layout" svg:width="2.77cm" svg:height="2.77cm" svg:x="18.161cm" svg:y="3.57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47" draw:style-name="gr9" draw:text-style-name="P16" draw:layer="layout" svg:width="4.143cm" svg:height="1.096cm" svg:x="18.484cm" svg:y="4.375cm">
          <text:p text:style-name="P4"><text:span text:style-name="T16">PC</text:span><text:span text:style-name="T16">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7" draw:style-name="gr9" draw:text-style-name="P16" draw:layer="layout" svg:width="4.143cm" svg:height="1.098cm" svg:x="3.657cm" svg:y="7.4cm">
          <text:p text:style-name="P4"><text:span text:style-name="T16">后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21" draw:style-name="gr42" draw:text-style-name="P3" draw:layer="layout" svg:width="4.29cm" svg:height="4.29cm" svg:x="18.261cm" svg:y="9.774cm">
          <text:p/>
          <draw:enhanced-geometry draw:mirror-horizontal="true" draw:mirror-vertical="false" svg:viewBox="0 0 0 0" draw:text-areas="?f36 ?f42 ?f24 ?f30" draw:type="ooxml-arc" draw:modifiers="16200000 5426856"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Straight Connector 25" draw:style-name="gr43" draw:text-style-name="P14" draw:layer="layout" svg:x1="18.261cm" svg:y1="11.919cm" svg:x2="15.6cm" svg:y2="9.6cm">
          <text:p/>
        </draw:line>
        <draw:custom-shape draw:name="Rounded Rectangle 33" draw:style-name="gr44" draw:text-style-name="P1" draw:layer="layout" svg:width="4.698cm" svg:height="1.023cm" svg:x="20.202cm" svg:y="13.577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gr44" draw:text-style-name="P1" draw:layer="layout" svg:width="4.698cm" svg:height="1.023cm" svg:x="20.2cm" svg:y="9.377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ev01" draw:style-name="gr45" draw:text-style-name="P3" draw:layer="layout" svg:width="2.77cm" svg:height="2.77cm" svg:x="18.33cm" svg:y="10.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47" draw:style-name="gr9" draw:text-style-name="P16" draw:layer="layout" svg:width="4.143cm" svg:height="1.096cm" svg:x="18.6cm" svg:y="11.4cm">
          <text:p text:style-name="P4"><text:span text:style-name="T16">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9" draw:style-name="gr9" draw:text-style-name="P16" draw:layer="layout" svg:width="4.143cm" svg:height="1.098cm" svg:x="20.4cm" svg:y="9.377cm">
          <text:p text:style-name="P4"><text:span text:style-name="T16">Angu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9" draw:style-name="gr9" draw:text-style-name="P16" draw:layer="layout" svg:width="4.143cm" svg:height="1.098cm" svg:x="20.6cm" svg:y="13.577cm">
          <text:p text:style-name="P4"><text:span text:style-name="T16">Io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3" draw:style-name="gr44" draw:text-style-name="P1" draw:layer="layout" svg:width="4.698cm" svg:height="1.023cm" svg:x="21.102cm" svg:y="11.402cm">
          <text:p/>
          <draw:enhanced-geometry draw:mirror-horizontal="tru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文本框 49" draw:style-name="gr9" draw:text-style-name="P16" draw:layer="layout" svg:width="4.143cm" svg:height="1.098cm" svg:x="21.5cm" svg:y="11.402cm">
          <text:p text:style-name="P4"><text:span text:style-name="T16">Cordo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3s" smil:type="random"/>
          </anim:par>
          <anim:seq smil:dur="0s" presentation:node-type="main-sequence"/>
        </anim:par>
        <presentation:notes draw:style-name="dp2">
          <draw:page-thumbnail draw:name="幻灯片图像占位符 1" draw:style-name="gr13" draw:layer="layout" svg:width="15.239cm" svg:height="8.572cm" svg:x="1.905cm" svg:y="3.175cm" draw:page-number="7" presentation:class="page"/>
          <draw:frame draw:name="备注占位符 2" presentation:style-name="pr9" draw:text-style-name="P9" draw:layer="layout" svg:width="15.239cm" svg:height="10cm" svg:x="1.905cm" svg:y="12.224cm" presentation:class="notes" presentation:placeholder="true" presentation:user-transformed="true">
            <draw:text-box/>
          </draw:frame>
          <draw:frame draw:name="灯片编号占位符 3" presentation:style-name="pr4"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8" draw:style-name="dp1" draw:master-page-name="标题和内容" presentation:presentation-page-layout-name="AL2T11" xml:id="id34" draw:id="id34">
        <office:forms form:automatic-focus="false" form:apply-design-mode="false"/>
        <draw:custom-shape draw:name="Down Arrow Callout 55" draw:style-name="gr48" draw:text-style-name="P27" draw:layer="layout" svg:width="6.439cm" svg:height="10.288cm" svg:x="5.211cm" svg:y="4.759cm">
          <text:p/>
          <draw:enhanced-geometry draw:mirror-horizontal="false" draw:mirror-vertical="false" svg:viewBox="0 0 0 0" draw:text-areas="0 0 ?f22 ?f19" draw:type="ooxml-downArrowCallout" draw:modifiers="25000 6698 4369 97480"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Down Arrow Callout 55" draw:style-name="gr49" draw:text-style-name="P1" draw:layer="layout" svg:width="6.439cm" svg:height="10.288cm" svg:x="13.047cm" svg:y="5.888cm">
          <text:p/>
          <draw:enhanced-geometry draw:mirror-horizontal="false" draw:mirror-vertical="false" svg:viewBox="0 0 0 0" draw:text-areas="0 0 ?f22 ?f19" draw:type="ooxml-downArrowCallout" draw:modifiers="25000 6698 4369 97480"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Down Arrow Callout 55" draw:style-name="gr50" draw:text-style-name="P23" draw:layer="layout" svg:width="6.439cm" svg:height="10.288cm" svg:x="20.883cm" svg:y="4.759cm">
          <text:p/>
          <draw:enhanced-geometry draw:mirror-horizontal="false" draw:mirror-vertical="false" svg:viewBox="0 0 0 0" draw:text-areas="0 0 ?f22 ?f19" draw:type="ooxml-downArrowCallout" draw:modifiers="25000 6698 4369 97480"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文本框 16" draw:style-name="gr14" draw:text-style-name="P29" draw:layer="layout" svg:width="5.138cm" svg:height="1.356cm" svg:x="2.724cm" svg:y="1.674cm">
          <text:p text:style-name="P22"><text:span text:style-name="T14">MVC</text:span><text:span text:style-name="T14">模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7" draw:style-name="gr51" draw:text-style-name="P7" draw:layer="layout" svg:width="1.093cm" svg:height="1.444cm" svg:x="0cm" svg:y="1.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9" draw:text-style-name="P32" draw:layer="layout" svg:width="5.758cm" svg:height="1.927cm" svg:x="5.552cm" svg:y="7.46cm">
          <text:p text:style-name="P31"><text:span text:style-name="T19">模型对象负责在数据库中存取数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3" draw:style-name="gr9" draw:text-style-name="P32" draw:layer="layout" svg:width="5.758cm" svg:height="3.753cm" svg:x="21.224cm" svg:y="7.46cm">
          <text:p text:style-name="P31"><text:span text:style-name="T19">控制器负责从视图读取数据，控制用户输入，并向模型发送数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 draw:style-name="gr9" draw:text-style-name="P32" draw:layer="layout" svg:width="5.758cm" svg:height="1.925cm" svg:x="13.388cm" svg:y="8.781cm">
          <text:p text:style-name="P31"><text:span text:style-name="T19">视图是依据模型数据创建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3" draw:style-name="gr52" draw:text-style-name="P14" draw:layer="layout" svg:x1="3.907cm" svg:y1="16.698cm" svg:x2="29.351cm" svg:y2="16.699cm">
          <text:p/>
        </draw:line>
        <draw:line draw:name="Straight Connector 38" draw:style-name="gr30" draw:text-style-name="P14" draw:layer="layout" svg:x1="8.431cm" svg:y1="15.047cm" svg:x2="8.432cm" svg:y2="16.698cm">
          <text:p/>
        </draw:line>
        <draw:line draw:name="Straight Connector 38" draw:style-name="gr31" draw:text-style-name="P14" draw:layer="layout" svg:x1="24.103cm" svg:y1="15.047cm" svg:x2="24.104cm" svg:y2="16.698cm">
          <text:p/>
        </draw:line>
        <draw:line draw:name="Straight Connector 38" draw:style-name="gr53" draw:text-style-name="P14" draw:layer="layout" svg:x1="16.267cm" svg:y1="16.176cm" svg:x2="16.267cm" svg:y2="16.698cm">
          <text:p/>
        </draw:line>
        <draw:custom-shape draw:name="文本框 16" draw:style-name="gr14" draw:text-style-name="P29" draw:layer="layout" svg:width="2.839cm" svg:height="1.102cm" svg:x="7.013cm" svg:y="5.5cm">
          <text:p text:style-name="P22"><text:span text:style-name="T20">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6" draw:style-name="gr14" draw:text-style-name="P29" draw:layer="layout" svg:width="2.115cm" svg:height="1.102cm" svg:x="15.205cm" svg:y="6.698cm">
          <text:p text:style-name="P22"><text:span text:style-name="T20">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6" draw:style-name="gr14" draw:text-style-name="P29" draw:layer="layout" svg:width="4.397cm" svg:height="1.102cm" svg:x="21.901cm" svg:y="5.6cm">
          <text:p text:style-name="P22"><text:span text:style-name="T20">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6" draw:style-name="gr14" draw:text-style-name="P29" draw:layer="layout" svg:width="5.707cm" svg:height="0.636cm" svg:x="27.644cm" svg:y="17.7cm">
          <text:p text:style-name="P22"><text:span text:style-name="T21">使用</text:span><text:span text:style-name="T21">MVC</text:span><text:span text:style-name="T21">实现代码分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6" draw:style-name="gr14" draw:text-style-name="P29" draw:layer="layout" svg:width="5.138cm" svg:height="1.356cm" svg:x="2.724cm" svg:y="1.674cm">
          <text:p text:style-name="P22"><text:span text:style-name="T14">MVC</text:span><text:span text:style-name="T14">模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6" draw:style-name="gr14" draw:text-style-name="P29" draw:layer="layout" svg:width="5.138cm" svg:height="1.356cm" svg:x="2.724cm" svg:y="1.674cm">
          <text:p text:style-name="P22"><text:span text:style-name="T14">MVC</text:span><text:span text:style-name="T14">模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3s" smil:type="random"/>
          </anim:par>
          <anim:seq smil:dur="indefinite" presentation:node-type="main-sequence">
            <anim:par smil:begin="0s" smil:fill="hold">
              <anim:par smil:begin="0s" smil:fill="hold">
                <anim:par smil:begin="0s" smil:fill="hold" smil:accelerate="0.5" smil:decelerate="0.5" presentation:node-type="with-previous" presentation:preset-class="entrance" presentation:preset-id="ooo-entrance-fly-in" presentation:preset-sub-type="from-bottom">
                  <anim:set smil:begin="0s" smil:dur="0.001s" smil:fill="hold" smil:attributeName="visibility" smil:to="visible"/>
                  <anim:animate smil:dur="1s" smil:fill="hold" smil:attributeName="x" smil:values="x;x" smil:keyTimes="0;1"/>
                  <anim:animate smil:dur="1s" smil:fill="hold" smil:attributeName="y" smil:values="1+height/2;y" smil:keyTimes="0;1"/>
                </anim:par>
                <anim:par smil:begin="0s" smil:fill="hold" smil:accelerate="0.5" smil:decelerate="0.5" presentation:node-type="with-previous" presentation:preset-class="entrance" presentation:preset-id="ooo-entrance-fly-in" presentation:preset-sub-type="from-bottom">
                  <anim:set smil:begin="0s" smil:dur="0.001s" smil:fill="hold" smil:attributeName="visibility" smil:to="visible"/>
                  <anim:animate smil:dur="1s" smil:fill="hold" smil:attributeName="x" smil:values="x;x" smil:keyTimes="0;1"/>
                  <anim:animate smil:dur="1s" smil:fill="hold" smil:attributeName="y" smil:values="1+height/2;y" smil:keyTimes="0;1"/>
                </anim:par>
                <anim:par smil:begin="0s" smil:fill="hold" smil:accelerate="0.5" smil:decelerate="0.5" presentation:node-type="with-previous" presentation:preset-class="entrance" presentation:preset-id="ooo-entrance-fly-in" presentation:preset-sub-type="from-bottom">
                  <anim:set smil:begin="0s" smil:dur="0.001s" smil:fill="hold" smil:attributeName="visibility" smil:to="visible"/>
                  <anim:animate smil:dur="1s" smil:fill="hold" smil:attributeName="x" smil:values="x;x" smil:keyTimes="0;1"/>
                  <anim:animate smil:dur="1s" smil:fill="hold" smil:attributeName="y" smil:values="1+height/2;y" smil:keyTimes="0;1"/>
                </anim:par>
                <anim:par smil:begin="0s" smil:fill="hold" presentation:node-type="with-previous" presentation:preset-class="entrance" presentation:preset-id="ooo-entrance-fade-in-and-zoom">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par>
                <anim:par smil:begin="0.25s" smil:fill="hold" presentation:node-type="with-previous" presentation:preset-class="entrance" presentation:preset-id="ooo-entrance-fade-in-and-zoom">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par>
                <anim:par smil:begin="0.5s" smil:fill="hold" presentation:node-type="with-previous" presentation:preset-class="entrance" presentation:preset-id="ooo-entrance-fade-in-and-zoom">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par>
                <anim:par smil:begin="0.75s" smil:fill="hold" presentation:node-type="with-previous" presentation:preset-class="entrance" presentation:preset-id="ooo-entrance-diagonal-squares" presentation:preset-sub-type="right-to-top">
                  <anim:set smil:begin="0s" smil:dur="0.001s" smil:fill="hold" smil:attributeName="visibility" smil:to="visible"/>
                  <anim:transitionFilter smil:dur="0.5s" smil:type="waterfallWipe" smil:subtype="horizontalRight" smil:direction="reverse"/>
                </anim:par>
                <anim:par smil:begin="1s" smil:fill="hold" presentation:node-type="with-previous" presentation:preset-class="entrance" presentation:preset-id="ooo-entrance-diagonal-squares" presentation:preset-sub-type="left-to-bottom">
                  <anim:set smil:begin="0s" smil:dur="0.001s" smil:fill="hold" smil:attributeName="visibility" smil:to="visible"/>
                  <anim:transitionFilter smil:dur="0.5s" smil:type="waterfallWipe" smil:subtype="horizontalRight"/>
                </anim:par>
                <anim:par smil:begin="1.25s" smil:fill="hold" presentation:node-type="with-previous" presentation:preset-class="entrance" presentation:preset-id="ooo-entrance-diagonal-squares" presentation:preset-sub-type="left-to-bottom">
                  <anim:set smil:begin="0s" smil:dur="0.001s" smil:fill="hold" smil:attributeName="visibility" smil:to="visible"/>
                  <anim:transitionFilter smil:dur="0.5s" smil:type="waterfallWipe" smil:subtype="horizontalRight"/>
                </anim:par>
                <anim:par smil:begin="1.5s" smil:fill="hold" presentation:node-type="with-previous" presentation:preset-class="entrance" presentation:preset-id="ooo-entrance-diagonal-squares" presentation:preset-sub-type="left-to-bottom">
                  <anim:set smil:begin="0s" smil:dur="0.001s" smil:fill="hold" smil:attributeName="visibility" smil:to="visible"/>
                  <anim:transitionFilter smil:dur="0.5s" smil:type="waterfallWipe" smil:subtype="horizontalRight"/>
                </anim:par>
              </anim:par>
            </anim:par>
          </anim:seq>
        </anim:par>
        <presentation:notes draw:style-name="dp2">
          <draw:page-thumbnail draw:name="幻灯片图像占位符 1" draw:style-name="gr13" draw:layer="layout" svg:width="15.239cm" svg:height="8.572cm" svg:x="1.905cm" svg:y="3.175cm" draw:page-number="8" presentation:class="page"/>
          <draw:frame draw:name="备注占位符 2" presentation:style-name="pr10" draw:text-style-name="P33" draw:layer="layout" svg:width="15.239cm" svg:height="10cm" svg:x="1.905cm" svg:y="12.224cm" presentation:class="notes" presentation:placeholder="true" presentation:user-transformed="true">
            <draw:text-box/>
          </draw:frame>
          <draw:frame draw:name="灯片编号占位符 3" presentation:style-name="pr4" draw:text-style-name="P34"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9" draw:style-name="dp1" draw:master-page-name="标题和内容" presentation:presentation-page-layout-name="AL2T11" xml:id="id35" draw:id="id35">
        <draw:custom-shape draw:name="文本框 25" draw:style-name="gr14" draw:text-style-name="P35" draw:layer="layout" svg:width="8.546cm" svg:height="1.864cm" svg:x="12.938cm" svg:y="1.421cm">
          <text:p text:style-name="P12"><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9" draw:style-name="gr15" draw:text-style-name="P14" draw:layer="layout" svg:x1="10.193cm" svg:y1="3.293cm" svg:x2="24.229cm" svg:y2="3.294cm">
          <text:p/>
        </draw:line>
        <draw:custom-shape draw:name="Text Placeholder 3" draw:style-name="gr14" draw:text-style-name="P36" draw:layer="layout" svg:width="4.516cm" svg:height="4.87cm" svg:x="6.623cm" svg:y="6.087cm">
          <text:p text:style-name="P19"><text:span text:style-name="T2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8" draw:style-name="gr9" draw:text-style-name="P37" draw:layer="layout" svg:width="10.798cm" svg:height="1.942cm" svg:x="11.002cm" svg:y="8.268cm">
          <text:p text:style-name="P4"><text:span text:style-name="T12">项目流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9" draw:style-name="gr9" draw:text-style-name="P38" draw:layer="layout" svg:width="6.585cm" svg:height="1.605cm" svg:x="11.002cm" svg:y="6.898cm">
          <text:p text:style-name="P4"><text:span text:style-name="T13">Part Th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58">
          <draw:custom-shape draw:name="等腰三角形 59" draw:style-name="gr54" draw:text-style-name="P7" draw:layer="layout" svg:width="0.74cm" svg:height="0.638cm" draw:transform="rotate (-2.68571265296887) translate (25.798cm 7.75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0" draw:style-name="gr55" draw:text-style-name="P2" draw:layer="layout" svg:width="1.102cm" svg:height="0.95cm" draw:transform="rotate (1.7542304311795) translate (24.161cm 10.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1" draw:style-name="gr56" draw:text-style-name="P1" draw:layer="layout" svg:width="0.74cm" svg:height="0.638cm" draw:transform="rotate (0.066497044500984) translate (23.588cm 5.5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2" draw:style-name="gr57" draw:text-style-name="P2" draw:layer="layout" svg:width="2.624cm" svg:height="2.262cm" draw:transform="rotate (2.52723675688779) translate (28.235cm 12.99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3" draw:style-name="gr58" draw:text-style-name="P3" draw:layer="layout" svg:width="3.265cm" svg:height="2.815cm" draw:transform="rotate (2.52723675688779) translate (28.294cm 13.5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64" draw:style-name="gr2" draw:text-style-name="P2" draw:layer="layout" svg:width="0.318cm" svg:height="0.318cm" draw:transform="rotate (-2.65010793622819) translate (30.179cm 11.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5" draw:style-name="gr2" draw:text-style-name="P2" draw:layer="layout" svg:width="0.318cm" svg:height="0.318cm" draw:transform="rotate (-2.65010793622819) translate (27.157cm 12.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6" draw:style-name="gr2" draw:text-style-name="P2" draw:layer="layout" svg:width="0.318cm" svg:height="0.318cm" draw:transform="rotate (-2.65010793622819) translate (27.483cm 9.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组合 67">
            <draw:custom-shape draw:name="等腰三角形 68" draw:style-name="gr11" draw:text-style-name="P7" draw:layer="layout" svg:width="0.355cm" svg:height="0.306cm" draw:transform="rotate (0.986111027376796) translate (22.424cm 6.7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9" draw:style-name="gr1" draw:text-style-name="P1" draw:layer="layout" svg:width="0.355cm" svg:height="0.306cm" draw:transform="rotate (-2.54486458233293) translate (23.88cm 7.10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polyline draw:name="Straight Connector 13" draw:style-name="gr18" draw:text-style-name="P14" xml:id="id36" draw:id="id36" draw:layer="layout" svg:width="17.587cm" svg:height="0cm" svg:x="0cm" svg:y="11.416cm" svg:viewBox="0 0 17588 1" draw:points="17588,0 0,1">
          <text:p/>
        </draw:polyline>
        <anim:par presentation:node-type="timing-root">
          <anim:par smil:begin="id35.begin">
            <anim:transitionFilter smil:dur="3s" smil:type="random"/>
          </anim:par>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36" smil:attributeName="visibility" smil:to="visible"/>
                  <anim:animate smil:dur="0.5s" smil:fill="hold" smil:targetElement="id36" smil:attributeName="x" smil:values="0-width/2;x" smil:keyTimes="0;1"/>
                  <anim:animate smil:dur="0.5s" smil:fill="hold" smil:targetElement="id36" smil:attributeName="y" smil:values="y;y" smil:keyTimes="0;1"/>
                </anim:par>
              </anim:par>
            </anim:par>
          </anim:seq>
        </anim:par>
        <presentation:notes draw:style-name="dp2">
          <draw:page-thumbnail draw:name="幻灯片图像占位符 1" draw:style-name="gr13" draw:layer="layout" svg:width="15.239cm" svg:height="8.572cm" svg:x="1.905cm" svg:y="3.175cm" draw:page-number="9" presentation:class="page"/>
          <draw:frame draw:name="备注占位符 2" presentation:style-name="pr11" draw:text-style-name="P33" draw:layer="layout" svg:width="15.239cm" svg:height="10cm" svg:x="1.905cm" svg:y="12.224cm" presentation:class="notes" presentation:placeholder="true" presentation:user-transformed="true">
            <draw:text-box/>
          </draw:frame>
          <draw:frame draw:name="灯片编号占位符 3" presentation:style-name="pr4" draw:text-style-name="P34"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10" draw:style-name="dp1" draw:master-page-name="标题和内容" presentation:presentation-page-layout-name="AL2T11" xml:id="id37" draw:id="id37">
        <draw:custom-shape draw:name="Text Placeholder 3" draw:style-name="gr59" draw:text-style-name="P20" xml:id="id38" draw:id="id38" draw:layer="layout" svg:width="1.883cm" svg:height="2.032cm" svg:x="5.578cm" svg:y="5.071cm">
          <text:p text:style-name="P39"><text:span text:style-name="T2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59" draw:text-style-name="P20" xml:id="id39" draw:id="id39" draw:layer="layout" svg:width="1.883cm" svg:height="2.032cm" svg:x="13.688cm" svg:y="5.071cm">
          <text:p text:style-name="P39"><text:span text:style-name="T2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59" draw:text-style-name="P20" xml:id="id40" draw:id="id40" draw:layer="layout" svg:width="1.883cm" svg:height="2.032cm" svg:x="21.74cm" svg:y="5.071cm">
          <text:p text:style-name="P39"><text:span text:style-name="T25">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59" draw:text-style-name="P20" xml:id="id43" draw:id="id43" draw:layer="layout" svg:width="1.883cm" svg:height="2.032cm" svg:x="5.578cm" svg:y="11.282cm">
          <text:p text:style-name="P39"><text:span text:style-name="T24">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59" draw:text-style-name="P20" xml:id="id42" draw:id="id42" draw:layer="layout" svg:width="1.883cm" svg:height="2.032cm" svg:x="13.649cm" svg:y="11.282cm">
          <text:p text:style-name="P39"><text:span text:style-name="T25">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59" draw:text-style-name="P20" xml:id="id41" draw:id="id41" draw:layer="layout" svg:width="1.883cm" svg:height="2.032cm" svg:x="21.865cm" svg:y="11.282cm">
          <text:p text:style-name="P39"><text:span text:style-name="T2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5" draw:style-name="gr60" draw:text-style-name="P14" draw:layer="layout" svg:x1="7.817cm" svg:y1="6.031cm" svg:x2="13.257cm" svg:y2="6.032cm">
          <text:p/>
        </draw:line>
        <draw:line draw:name="Straight Connector 34" draw:style-name="gr61" draw:text-style-name="P14" draw:layer="layout" svg:x1="16.039cm" svg:y1="6.031cm" svg:x2="21.479cm" svg:y2="6.032cm">
          <text:p/>
        </draw:line>
        <draw:line draw:name="Straight Connector 39" draw:style-name="gr62" draw:text-style-name="P14" draw:layer="layout" svg:x1="24.197cm" svg:y1="6.031cm" svg:x2="29.638cm" svg:y2="6.032cm">
          <text:p/>
        </draw:line>
        <draw:custom-shape draw:name="Elbow Connector 44" draw:style-name="gr63" draw:text-style-name="P14" draw:layer="layout" svg:width="6.279cm" svg:height="5.753cm" draw:transform="rotate (-1.5707963267949) translate (29.638cm 6.032cm)">
          <text:p/>
          <draw:enhanced-geometry draw:mirror-horizontal="false" draw:mirror-vertical="false" svg:viewBox="0 0 0 0" draw:text-areas="0 0 ?f2 ?f3" draw:type="ooxml-bentConnector3" draw:modifiers="10056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Straight Connector 67" draw:style-name="gr64" draw:text-style-name="P14" draw:layer="layout" svg:x1="21.363cm" svg:y1="12.311cm" svg:x2="15.923cm" svg:y2="12.312cm">
          <text:p/>
        </draw:line>
        <draw:line draw:name="Straight Connector 68" draw:style-name="gr65" draw:text-style-name="P14" draw:layer="layout" svg:x1="13.141cm" svg:y1="12.311cm" svg:x2="7.701cm" svg:y2="12.312cm">
          <text:p/>
        </draw:line>
        <draw:g draw:name="组合 77">
          <draw:custom-shape draw:name="文本框 78" draw:style-name="gr14" draw:text-style-name="P3" draw:layer="layout" svg:width="2.264cm" svg:height="1.356cm" svg:x="4.161cm" svg:y="1.674cm">
            <text:p text:style-name="P22"><text:span text:style-name="T14">流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9" draw:style-name="gr40" draw:text-style-name="P27" draw:layer="layout" svg:width="1.093cm" svg:height="1.444cm" svg:x="0cm" svg:y="1.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文本框 80" draw:style-name="gr10" draw:text-style-name="P3" xml:id="id44" draw:id="id44" draw:layer="layout" svg:width="4.627cm" svg:height="1.098cm" svg:x="5.387cm" svg:y="6.997cm">
          <text:p text:style-name="P4"><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1" draw:style-name="gr9" draw:text-style-name="P3" xml:id="id45" draw:id="id45" draw:layer="layout" svg:width="6.245cm" svg:height="1.805cm" svg:x="5.387cm" svg:y="7.985cm">
          <text:p text:style-name="P28"><text:span text:style-name="T17">用</text:span><text:span text:style-name="T17">Bootstrap</text:span><text:span text:style-name="T17">框架写页面布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2" draw:style-name="gr9" draw:text-style-name="P3" xml:id="id47" draw:id="id47" draw:layer="layout" svg:width="4.627cm" svg:height="1.098cm" svg:x="13.688cm" svg:y="6.997cm">
          <text:p text:style-name="P4"><text:span text:style-name="T16">PHP</text:span><text:span text:style-name="T16">接口</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4" draw:style-name="gr9" draw:text-style-name="P3" xml:id="id48" draw:id="id48" draw:layer="layout" svg:width="4.627cm" svg:height="1.098cm" svg:x="21.787cm" svg:y="6.997cm">
          <text:p text:style-name="P4"><text:span text:style-name="T16">控制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6" draw:style-name="gr9" draw:text-style-name="P3" xml:id="id46" draw:id="id46" draw:layer="layout" svg:width="6.245cm" svg:height="1.805cm" svg:x="13.688cm" svg:y="7.985cm">
          <text:p text:style-name="P28"><text:span text:style-name="T17">用</text:span><text:span text:style-name="T17">PHP+MYSQL</text:span><text:span text:style-name="T17">写页面接口</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7" draw:style-name="gr9" draw:text-style-name="P3" xml:id="id49" draw:id="id49" draw:layer="layout" svg:width="6.245cm" svg:height="2.681cm" svg:x="21.787cm" svg:y="7.985cm">
          <text:p text:style-name="P28"><text:span text:style-name="T17">在控制器用</text:span><text:span text:style-name="T17">AJAX</text:span><text:span text:style-name="T17">向后端提交请求、发送 数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8" draw:style-name="gr9" draw:text-style-name="P3" xml:id="id54" draw:id="id54" draw:layer="layout" svg:width="4.627cm" svg:height="1.098cm" svg:x="5.387cm" svg:y="13.117cm">
          <text:p text:style-name="P4"><text:span text:style-name="T16">完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9" draw:style-name="gr9" draw:text-style-name="P3" xml:id="id55" draw:id="id55" draw:layer="layout" svg:width="6.245cm" svg:height="1.803cm" svg:x="5.387cm" svg:y="14.105cm">
          <text:p text:style-name="P28"><text:span text:style-name="T17">完善</text:span><text:span text:style-name="T17">PC</text:span><text:span text:style-name="T17">端</text:span><text:span text:style-name="T17">APP</text:span><text:span text:style-name="T17">端项目中存在的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0" draw:style-name="gr9" draw:text-style-name="P3" xml:id="id52" draw:id="id52" draw:layer="layout" svg:width="4.627cm" svg:height="1.098cm" svg:x="13.688cm" svg:y="13.117cm">
          <text:p text:style-name="P4"><text:span text:style-name="T16">控制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1" draw:style-name="gr9" draw:text-style-name="P3" xml:id="id50" draw:id="id50" draw:layer="layout" svg:width="4.627cm" svg:height="1.098cm" svg:x="21.787cm" svg:y="13.117cm">
          <text:p text:style-name="P4"><text:span text:style-name="T16">APP</text:span><text:span text:style-name="T16">端布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2" draw:style-name="gr9" draw:text-style-name="P3" xml:id="id53" draw:id="id53" draw:layer="layout" svg:width="6.245cm" svg:height="2.681cm" svg:x="13.688cm" svg:y="14.105cm">
          <text:p text:style-name="P28"><text:span text:style-name="T17">在控制器用</text:span><text:span text:style-name="T17">AJAX</text:span><text:span text:style-name="T17">向后端提交请求、发送 数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3" draw:style-name="gr9" draw:text-style-name="P3" xml:id="id51" draw:id="id51" draw:layer="layout" svg:width="6.245cm" svg:height="0.927cm" svg:x="21.787cm" svg:y="14.105cm">
          <text:p text:style-name="P28"><text:span text:style-name="T17">用</text:span><text:span text:style-name="T17">Ionic</text:span><text:span text:style-name="T17">框架页面布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2" draw:style-name="gr9" draw:text-style-name="P16" draw:layer="layout" svg:width="5.212cm" svg:height="1.098cm" svg:x="5.388cm" svg:y="6.797cm">
          <text:p text:style-name="P4"><text:span text:style-name="T16">PC</text:span><text:span text:style-name="T16">端布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7.begin">
            <anim:transitionFilter smil:dur="3s" smil:type="random"/>
          </anim:par>
          <anim:seq presentation:node-type="main-sequence">
            <anim:par smil:begin="0s">
              <anim:par smil:begin="0s">
                <anim:par smil:begin="0s" smil:fill="hold" presentation:node-type="with-previous" presentation:preset-class="entrance" presentation:preset-id="ooo-entrance-fade-in-and-zoom">
                  <anim:set smil:begin="0s" smil:dur="0.001s" smil:fill="hold" smil:targetElement="id38" smil:attributeName="visibility" smil:to="visible"/>
                  <anim:animate smil:dur="0.5s" smil:fill="hold" smil:targetElement="id38" smil:attributeName="width" smil:values="0;width" smil:keyTimes="0;1"/>
                  <anim:animate smil:dur="0.5s" smil:fill="hold" smil:targetElement="id38" smil:attributeName="height" smil:values="0;height" smil:keyTimes="0;1"/>
                  <anim:transitionFilter smil:dur="0.5s" smil:targetElement="id38" smil:type="fade" smil:subtype="crossfade"/>
                </anim:par>
                <anim:par smil:begin="0.25s" smil:fill="hold" presentation:node-type="with-previous" presentation:preset-class="entrance" presentation:preset-id="ooo-entrance-fade-in-and-zoom">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transitionFilter smil:dur="0.5s" smil:targetElement="id39" smil:type="fade" smil:subtype="crossfade"/>
                </anim:par>
                <anim:par smil:begin="0.5s" smil:fill="hold" presentation:node-type="with-previous" presentation:preset-class="entrance" presentation:preset-id="ooo-entrance-fade-in-and-zoom">
                  <anim:set smil:begin="0s" smil:dur="0.001s" smil:fill="hold" smil:targetElement="id40" smil:attributeName="visibility" smil:to="visible"/>
                  <anim:animate smil:dur="0.5s" smil:fill="hold" smil:targetElement="id40" smil:attributeName="width" smil:values="0;width" smil:keyTimes="0;1"/>
                  <anim:animate smil:dur="0.5s" smil:fill="hold" smil:targetElement="id40" smil:attributeName="height" smil:values="0;height" smil:keyTimes="0;1"/>
                  <anim:transitionFilter smil:dur="0.5s" smil:targetElement="id40" smil:type="fade" smil:subtype="crossfade"/>
                </anim:par>
                <anim:par smil:begin="0.75s" smil:fill="hold" presentation:node-type="with-previous" presentation:preset-class="entrance" presentation:preset-id="ooo-entrance-fade-in-and-zoom">
                  <anim:set smil:begin="0s" smil:dur="0.001s" smil:fill="hold" smil:targetElement="id41" smil:attributeName="visibility" smil:to="visible"/>
                  <anim:animate smil:dur="0.5s" smil:fill="hold" smil:targetElement="id41" smil:attributeName="width" smil:values="0;width" smil:keyTimes="0;1"/>
                  <anim:animate smil:dur="0.5s" smil:fill="hold" smil:targetElement="id41" smil:attributeName="height" smil:values="0;height" smil:keyTimes="0;1"/>
                  <anim:transitionFilter smil:dur="0.5s" smil:targetElement="id41" smil:type="fade" smil:subtype="crossfade"/>
                </anim:par>
                <anim:par smil:begin="1s" smil:fill="hold" presentation:node-type="with-previous" presentation:preset-class="entrance" presentation:preset-id="ooo-entrance-fade-in-and-zoom">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transitionFilter smil:dur="0.5s" smil:targetElement="id42" smil:type="fade" smil:subtype="crossfade"/>
                </anim:par>
                <anim:par smil:begin="1.25s" smil:fill="hold" presentation:node-type="with-previous" presentation:preset-class="entrance" presentation:preset-id="ooo-entrance-fade-in-and-zo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smil:begin="1.5s" smil:fill="hold" presentation:node-type="with-previous"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anim:animate smil:dur="0.5s" smil:fill="hold" smil:targetElement="id49"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50" smil:attributeName="visibility" smil:to="visible"/>
                  <anim:animate smil:dur="0.5s" smil:fill="hold" smil:targetElement="id50" smil:attributeName="x" smil:values="x;x" smil:keyTimes="0;1"/>
                  <anim:animate smil:dur="0.5s" smil:fill="hold" smil:targetElement="id50"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51" smil:attributeName="visibility" smil:to="visible"/>
                  <anim:animate smil:dur="0.5s" smil:fill="hold" smil:targetElement="id51" smil:attributeName="x" smil:values="x;x" smil:keyTimes="0;1"/>
                  <anim:animate smil:dur="0.5s" smil:fill="hold" smil:targetElement="id51"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anim:animate smil:dur="0.5s" smil:fill="hold" smil:targetElement="id52"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anim:animate smil:dur="0.5s" smil:fill="hold" smil:targetElement="id53"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smil:begin="1.5s" smil:fill="hold" presentation:node-type="with-previous"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anim:par>
          </anim:seq>
        </anim:par>
        <presentation:notes draw:style-name="dp2">
          <draw:page-thumbnail draw:name="幻灯片图像占位符 1" draw:style-name="gr13" draw:layer="layout" svg:width="15.239cm" svg:height="8.572cm" svg:x="1.905cm" svg:y="3.175cm" draw:page-number="10" presentation:class="page"/>
          <draw:frame draw:name="备注占位符 2" presentation:style-name="pr12" draw:text-style-name="P9" draw:layer="layout" svg:width="15.239cm" svg:height="10cm" svg:x="1.905cm" svg:y="12.224cm" presentation:class="notes" presentation:placeholder="true" presentation:user-transformed="true">
            <draw:text-box/>
          </draw:frame>
          <draw:frame draw:name="灯片编号占位符 3" presentation:style-name="pr4"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11" draw:style-name="dp1" draw:master-page-name="标题和内容" presentation:presentation-page-layout-name="AL2T11" xml:id="id56" draw:id="id56">
        <draw:custom-shape draw:name="文本框 25" draw:style-name="gr14" draw:text-style-name="P35" draw:layer="layout" svg:width="8.546cm" svg:height="1.864cm" svg:x="12.938cm" svg:y="1.421cm">
          <text:p text:style-name="P12"><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9" draw:style-name="gr15" draw:text-style-name="P14" draw:layer="layout" svg:x1="10.193cm" svg:y1="3.293cm" svg:x2="24.229cm" svg:y2="3.294cm">
          <text:p/>
        </draw:line>
        <draw:custom-shape draw:name="Text Placeholder 3" draw:style-name="gr14" draw:text-style-name="P36" draw:layer="layout" svg:width="4.516cm" svg:height="4.87cm" svg:x="6.623cm" svg:y="6.087cm">
          <text:p text:style-name="P19"><text:span text:style-name="T2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8" draw:style-name="gr9" draw:text-style-name="P37" draw:layer="layout" svg:width="10.798cm" svg:height="1.944cm" svg:x="11.002cm" svg:y="8.268cm">
          <text:p text:style-name="P4"><text:span text:style-name="T12">项目展示</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9" draw:style-name="gr9" draw:text-style-name="P38" draw:layer="layout" svg:width="6.585cm" svg:height="1.605cm" svg:x="11.002cm" svg:y="6.898cm">
          <text:p text:style-name="P4"><text:span text:style-name="T13">Part F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58">
          <draw:custom-shape draw:name="等腰三角形 59" draw:style-name="gr54" draw:text-style-name="P7" draw:layer="layout" svg:width="0.74cm" svg:height="0.638cm" draw:transform="rotate (-2.68571265296887) translate (25.798cm 7.75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0" draw:style-name="gr55" draw:text-style-name="P2" draw:layer="layout" svg:width="1.102cm" svg:height="0.95cm" draw:transform="rotate (1.7542304311795) translate (24.161cm 10.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1" draw:style-name="gr56" draw:text-style-name="P1" draw:layer="layout" svg:width="0.74cm" svg:height="0.638cm" draw:transform="rotate (0.066497044500984) translate (23.588cm 5.5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2" draw:style-name="gr57" draw:text-style-name="P2" draw:layer="layout" svg:width="2.624cm" svg:height="2.262cm" draw:transform="rotate (2.52723675688779) translate (28.235cm 12.99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3" draw:style-name="gr58" draw:text-style-name="P3" draw:layer="layout" svg:width="3.265cm" svg:height="2.815cm" draw:transform="rotate (2.52723675688779) translate (28.294cm 13.5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64" draw:style-name="gr2" draw:text-style-name="P2" draw:layer="layout" svg:width="0.318cm" svg:height="0.318cm" draw:transform="rotate (-2.65010793622819) translate (30.179cm 11.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5" draw:style-name="gr2" draw:text-style-name="P2" draw:layer="layout" svg:width="0.318cm" svg:height="0.318cm" draw:transform="rotate (-2.65010793622819) translate (27.157cm 12.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6" draw:style-name="gr2" draw:text-style-name="P2" draw:layer="layout" svg:width="0.318cm" svg:height="0.318cm" draw:transform="rotate (-2.65010793622819) translate (27.483cm 9.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组合 67">
            <draw:custom-shape draw:name="等腰三角形 68" draw:style-name="gr11" draw:text-style-name="P7" draw:layer="layout" svg:width="0.355cm" svg:height="0.306cm" draw:transform="rotate (0.986111027376796) translate (22.424cm 6.7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69" draw:style-name="gr1" draw:text-style-name="P1" draw:layer="layout" svg:width="0.355cm" svg:height="0.306cm" draw:transform="rotate (-2.54486458233293) translate (23.88cm 7.10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polyline draw:name="Straight Connector 13" draw:style-name="gr66" draw:text-style-name="P14" xml:id="id57" draw:id="id57" draw:layer="layout" svg:width="17.587cm" svg:height="0cm" svg:x="0cm" svg:y="11.416cm" svg:viewBox="0 0 17588 1" draw:points="17588,0 0,1">
          <text:p/>
        </draw:polyline>
        <anim:par presentation:node-type="timing-root">
          <anim:par smil:begin="id56.begin">
            <anim:transitionFilter smil:dur="3s" smil:type="random"/>
          </anim:par>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57" smil:attributeName="visibility" smil:to="visible"/>
                  <anim:animate smil:dur="0.5s" smil:fill="hold" smil:targetElement="id57" smil:attributeName="x" smil:values="0-width/2;x" smil:keyTimes="0;1"/>
                  <anim:animate smil:dur="0.5s" smil:fill="hold" smil:targetElement="id57" smil:attributeName="y" smil:values="y;y" smil:keyTimes="0;1"/>
                </anim:par>
              </anim:par>
            </anim:par>
          </anim:seq>
        </anim:par>
        <presentation:notes draw:style-name="dp2">
          <draw:page-thumbnail draw:name="幻灯片图像占位符 1" draw:style-name="gr13" draw:layer="layout" svg:width="15.239cm" svg:height="8.572cm" svg:x="1.905cm" svg:y="3.175cm" draw:page-number="11" presentation:class="page"/>
          <draw:frame draw:name="备注占位符 2" presentation:style-name="pr13" draw:text-style-name="P33" draw:layer="layout" svg:width="15.239cm" svg:height="10cm" svg:x="1.905cm" svg:y="12.224cm" presentation:class="notes" presentation:placeholder="true" presentation:user-transformed="true">
            <draw:text-box/>
          </draw:frame>
          <draw:frame draw:name="灯片编号占位符 3" presentation:style-name="pr4" draw:text-style-name="P34"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12" draw:style-name="dp1" draw:master-page-name="标题和内容" presentation:presentation-page-layout-name="AL2T11" xml:id="id58" draw:id="id58">
        <draw:frame draw:style-name="gr67" draw:text-style-name="P40" draw:layer="layout" svg:width="18.536cm" svg:height="6.203cm" svg:x="7.6cm" svg:y="5.4cm">
          <draw:text-box>
            <text:p><text:span text:style-name="T28">项目展示</text:span></text:p>
          </draw:text-box>
        </draw:frame>
        <anim:par presentation:node-type="timing-root">
          <anim:par smil:begin="id58.begin">
            <anim:transitionFilter smil:dur="3s" smil:type="random"/>
          </anim:par>
          <anim:seq smil:dur="0s" presentation:node-type="main-sequence"/>
        </anim:par>
        <presentation:notes draw:style-name="dp2">
          <draw:page-thumbnail draw:name="幻灯片图像占位符 1" draw:style-name="gr13" draw:layer="layout" svg:width="15.239cm" svg:height="8.572cm" svg:x="1.905cm" svg:y="3.175cm" draw:page-number="12" presentation:class="page"/>
          <draw:frame draw:name="备注占位符 2" presentation:style-name="pr14" draw:text-style-name="P9" draw:layer="layout" svg:width="15.239cm" svg:height="10cm" svg:x="1.905cm" svg:y="12.224cm" presentation:class="notes" presentation:placeholder="true" presentation:user-transformed="true">
            <draw:text-box/>
          </draw:frame>
          <draw:frame draw:name="灯片编号占位符 3" presentation:style-name="pr4"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draw:page draw:name="page13" draw:style-name="dp1" draw:master-page-name="标题幻灯片" presentation:presentation-page-layout-name="AL1T0" xml:id="id59" draw:id="id59">
        <draw:custom-shape draw:name="等腰三角形 9" draw:style-name="gr1" draw:text-style-name="P1" draw:layer="layout" svg:width="11.27cm" svg:height="9.716cm" svg:x="13.95cm" svg:y="2.38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19" draw:style-name="gr2" draw:text-style-name="P2" draw:layer="layout" svg:width="1.087cm" svg:height="0.937cm" draw:transform="rotate (2.22651652676917) translate (29.124cm 12.39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20" draw:style-name="gr1" draw:text-style-name="P1" draw:layer="layout" svg:width="0.74cm" svg:height="0.638cm" draw:transform="rotate (-2.50123135103307) translate (29.672cm 14.26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21" draw:style-name="gr2" draw:text-style-name="P2" draw:layer="layout" svg:width="0.74cm" svg:height="0.638cm" draw:transform="rotate (-2.50123135103307) translate (31.081cm 14.09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组合 45">
          <draw:custom-shape draw:name="等腰三角形 47" draw:style-name="gr3" draw:text-style-name="P3" draw:layer="layout" svg:width="3.265cm" svg:height="2.815cm" draw:transform="rotate (-2.60612563907793) translate (31.599cm 15.1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48" draw:style-name="gr2" draw:text-style-name="P2" draw:layer="layout" svg:width="0.318cm" svg:height="0.318cm" draw:transform="rotate (-1.50028502501433) translate (30.305cm 12.5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49" draw:style-name="gr2" draw:text-style-name="P2" draw:layer="layout" svg:width="0.318cm" svg:height="0.318cm" draw:transform="rotate (-1.50028502501433) translate (30.347cm 15.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50" draw:style-name="gr2" draw:text-style-name="P2" draw:layer="layout" svg:width="0.318cm" svg:height="0.318cm" draw:transform="rotate (-1.50028502501433) translate (27.529cm 1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32">
          <draw:custom-shape draw:name="等腰三角形 34" draw:style-name="gr3" draw:text-style-name="P3" draw:layer="layout" svg:width="2.024cm" svg:height="1.745cm" draw:transform="rotate (1.92736709297734) translate (10.256cm 12.05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35" draw:style-name="gr2" draw:text-style-name="P2" draw:layer="layout" svg:width="0.197cm" svg:height="0.197cm" draw:transform="rotate (3.03320770704095) translate (12.012cm 11.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36" draw:style-name="gr2" draw:text-style-name="P2" draw:layer="layout" svg:width="0.197cm" svg:height="0.197cm" draw:transform="rotate (3.03320770704095) translate (9.976cm 1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37" draw:style-name="gr2" draw:text-style-name="P2" draw:layer="layout" svg:width="0.197cm" svg:height="0.197cm" draw:transform="rotate (3.03320770704095) translate (11.274cm 9.6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7">
          <draw:custom-shape draw:name="等腰三角形 14" draw:style-name="gr4" draw:text-style-name="P3" draw:layer="layout" svg:width="14.45cm" svg:height="12.457cm" draw:transform="rotate (-3.14159265358979) translate (26.569cm 16.4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22" draw:style-name="gr5" draw:text-style-name="P3" draw:layer="layout" svg:width="14.45cm" svg:height="11.002cm" draw:transform="rotate (-3.14159265358979) translate (26.569cm 16.4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38" draw:style-name="gr6" draw:text-style-name="P3" draw:layer="layout" svg:width="14.45cm" svg:height="11.002cm" draw:transform="rotate (-3.14159265358979) translate (26.569cm 16.0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39" draw:style-name="gr7" draw:text-style-name="P3" draw:layer="layout" svg:width="14.45cm" svg:height="11.002cm" draw:transform="rotate (-3.14159265358979) translate (26.569cm 15.6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等腰三角形 40" draw:style-name="gr8" draw:text-style-name="P3" draw:layer="layout" svg:width="14.45cm" svg:height="11.002cm" draw:transform="rotate (-3.14159265358979) translate (26.569cm 15.27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文本框 8" draw:style-name="gr10" draw:text-style-name="P3" draw:layer="layout" svg:width="9.191cm" svg:height="1.944cm" svg:x="15.166cm" svg:y="9.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9" draw:text-style-name="P3" draw:layer="layout" svg:width="7.288cm" svg:height="7.023cm" svg:x="16.41cm" svg:y="5.477cm">
          <text:p text:style-name="P4"><text:span text:style-name="T29">谢谢观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15">
          <draw:custom-shape draw:name="等腰三角形 16" draw:style-name="gr11" draw:text-style-name="P7" draw:layer="layout" svg:width="0.74cm" svg:height="0.638cm" draw:transform="rotate (0.773355391558687) translate (7.723cm 5.96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17" draw:style-name="gr2" draw:text-style-name="P2" draw:layer="layout" svg:width="1.102cm" svg:height="0.95cm" draw:transform="rotate (-1.06988683147252) translate (8.488cm 3.04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18" draw:style-name="gr1" draw:text-style-name="P1" draw:layer="layout" svg:width="0.74cm" svg:height="0.638cm" draw:transform="rotate (-2.75762021815104) translate (10.517cm 7.38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11" draw:style-name="gr2" draw:text-style-name="P2" draw:layer="layout" svg:width="2.624cm" svg:height="2.262cm" draw:transform="rotate (-0.296880505764235) translate (3.773cm 1.74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23" draw:style-name="gr3" draw:text-style-name="P3" draw:layer="layout" svg:width="3.265cm" svg:height="2.815cm" draw:transform="rotate (-0.296880505764235) translate (3.554cm 1.27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椭圆 25" draw:style-name="gr2" draw:text-style-name="P2" draw:layer="layout" svg:width="0.318cm" svg:height="0.318cm" draw:transform="rotate (0.808960108299372) translate (2.469cm 4.0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27" draw:style-name="gr2" draw:text-style-name="P2" draw:layer="layout" svg:width="0.318cm" svg:height="0.318cm" draw:transform="rotate (0.808960108299372) translate (4.903cm 1.7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28" draw:style-name="gr2" draw:text-style-name="P2" draw:layer="layout" svg:width="0.318cm" svg:height="0.318cm" draw:transform="rotate (0.808960108299372) translate (5.604cm 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组合 12">
            <draw:custom-shape draw:name="等腰三角形 75" draw:style-name="gr11" draw:text-style-name="P7" draw:layer="layout" svg:width="0.355cm" svg:height="0.306cm" draw:transform="rotate (-1.83800623527523) translate (11.253cm 5.8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等腰三角形 77" draw:style-name="gr1" draw:text-style-name="P1" draw:layer="layout" svg:width="0.355cm" svg:height="0.306cm" draw:transform="rotate (0.91420346219463) translate (9.75cm 5.98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custom-shape draw:name="文本框 10" draw:style-name="gr10" draw:text-style-name="P3" draw:layer="layout" svg:width="11.086cm" svg:height="1.775cm" svg:x="14.042cm" svg:y="12.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9.begin">
            <anim:transitionFilter smil:dur="3s" smil:type="random"/>
          </anim:par>
          <anim:seq smil:dur="0s" presentation:node-type="main-sequence"/>
        </anim:par>
        <presentation:notes draw:style-name="dp2">
          <draw:page-thumbnail draw:name="幻灯片图像占位符 1" draw:style-name="gr13" draw:layer="layout" svg:width="15.239cm" svg:height="8.572cm" svg:x="1.905cm" svg:y="3.175cm" draw:page-number="13" presentation:class="page"/>
          <draw:frame draw:name="备注占位符 2" presentation:style-name="pr15" draw:text-style-name="P9" draw:layer="layout" svg:width="15.239cm" svg:height="10cm" svg:x="1.905cm" svg:y="12.224cm" presentation:class="notes" presentation:placeholder="true" presentation:user-transformed="true">
            <draw:text-box/>
          </draw:frame>
          <draw:frame draw:name="灯片编号占位符 3" presentation:style-name="pr2" draw:text-style-name="P11" draw:layer="layout" svg:width="8.254cm" svg:height="1.273cm" svg:x="10.791cm" svg:y="24.126cm" presentation:class="page-number" presentation:user-transformed="true">
            <draw:text-box>
              <text:p text:style-name="P10"><text:span text:style-name="T3"><text:page-number>&lt;编号&gt;</text:page-number></text:span></text:p>
            </draw:text-box>
          </draw:frame>
        </presentation:notes>
      </draw:page>
      <presentation:settings presentation:animations="disabled"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Meiryo UI1" svg:font-family="'Meiryo UI'" style:font-family-generic="modern" style:font-pitch="fixed"/>
    <style:font-face style:name="微软雅黑1" svg:font-family="微软雅黑" style:font-family-generic="modern" style:font-pitch="fixed"/>
    <style:font-face style:name="迷你简汉真广标1" svg:font-family="迷你简汉真广标"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宋体1" svg:font-family="宋体" style:font-pitch="variable"/>
    <style:font-face style:name="微软雅黑4" svg:font-family="微软雅黑" style:font-family-generic="decorative" style:font-pitch="variable"/>
    <style:font-face style:name="迷你简汉真广标2" svg:font-family="迷你简汉真广标" style:font-family-generic="decorative" style:font-pitch="variable"/>
    <style:font-face style:name="Liberation Sans3" svg:font-family="'Liberation Sans'" style:font-family-generic="modern" style:font-pitch="variable"/>
    <style:font-face style:name="Meiryo UI" svg:font-family="'Meiryo UI'" style:font-family-generic="modern" style:font-pitch="variable"/>
    <style:font-face style:name="微软雅黑3" svg:font-family="微软雅黑" style:font-family-generic="modern" style:font-pitch="variable"/>
    <style:font-face style:name="迷你简汉真广标" svg:font-family="迷你简汉真广标"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Mangal1" svg:font-family="Mangal" style:font-family-generic="swiss" style:font-pitch="variable"/>
    <style:font-face style:name="微软雅黑" svg:font-family="微软雅黑"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2" svg:font-family="微软雅黑" style:font-family-generic="system" style:font-pitch="variable"/>
  </office:font-face-decls>
  <office:styles>
    <draw:fill-image draw:name="msFillBitmap_20_1" draw:display-name="msFillBitmap 1" xlink:href="Pictures/10000201000007D0000004679B335F3ACF7223F5.png" xlink:type="simple" xlink:show="embed" xlink:actuate="onLoad"/>
    <draw:fill-image draw:name="msFillBitmap_20_2" draw:display-name="msFillBitmap 2" xlink:href="Pictures/10000201000007D0000004679B335F3ACF7223F5.pn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ff00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2"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标题幻灯片-background" style:family="presentation">
      <style:graphic-properties draw:stroke="none" draw:fill="bitmap" draw:fill-image-name="msFillBitmap_20_1" style:repeat="stretch"/>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zh" fo:country="CN"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3" style:family="presentation" style:parent-style-name="标题幻灯片-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幻灯片-outline4" style:family="presentation" style:parent-style-name="标题幻灯片-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zh" fo:country="CN"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标题和内容-background" style:family="presentation">
      <style:graphic-properties draw:stroke="none" draw:fill="bitmap" draw:fill-image-name="msFillBitmap_20_2" style:repeat="stretch"/>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shrink-to-fit">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zh" fo:country="CN"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和内容-outline3" style:family="presentation" style:parent-style-name="标题和内容-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4" style:family="presentation" style:parent-style-name="标题和内容-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5" style:family="presentation" style:parent-style-name="标题和内容-outline4">
      <style:paragraph-properties fo:margin-top="0.1cm" fo:margin-bottom="0cm"/>
      <style:text-properties fo:font-size="20pt" style:font-size-asian="20pt" style:font-size-complex="20pt"/>
    </style:style>
    <style:style style:name="标题和内容-outline6" style:family="presentation" style:parent-style-name="标题和内容-outline5">
      <style:paragraph-properties fo:margin-top="0.1cm" fo:margin-bottom="0cm"/>
      <style:text-properties fo:font-size="20pt" style:font-size-asian="20pt" style:font-size-complex="20pt"/>
    </style:style>
    <style:style style:name="标题和内容-outline7" style:family="presentation" style:parent-style-name="标题和内容-outline6">
      <style:paragraph-properties fo:margin-top="0.1cm" fo:margin-bottom="0cm"/>
      <style:text-properties fo:font-size="20pt" style:font-size-asian="20pt" style:font-size-complex="20pt"/>
    </style:style>
    <style:style style:name="标题和内容-outline8" style:family="presentation" style:parent-style-name="标题和内容-outline7">
      <style:paragraph-properties fo:margin-top="0.1cm" fo:margin-bottom="0cm"/>
      <style:text-properties fo:font-size="20pt" style:font-size-asian="20pt" style:font-size-complex="20pt"/>
    </style:style>
    <style:style style:name="标题和内容-outline9" style:family="presentation" style:parent-style-name="标题和内容-outline8">
      <style:paragraph-properties fo:margin-top="0.1cm" fo:margin-bottom="0cm"/>
      <style:text-properties fo:font-size="20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zh" fo:country="CN"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zh" fo:country="CN"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outline2" style:family="presentation" style:parent-style-name="默认-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默认-outline3" style:family="presentation" style:parent-style-name="默认-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outline4" style:family="presentation" style:parent-style-name="默认-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zh" fo:country="CN" fo:font-style="normal" fo:text-shadow="none" style:text-underline-style="none" fo:font-weight="normal" style:letter-kerning="true" fo:background-color="transparent" style:font-name-asian="微软雅黑2" style:font-family-asian="微软雅黑" style:font-family-generic-asian="system" style:font-pitch-asian="variable"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标题幻灯片-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标题幻灯片-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标题幻灯片-backgroundobjects">
      <style:graphic-properties draw:stroke="none" draw:fill="none" draw:fill-color="#ffffff" draw:auto-grow-height="false" fo:min-height="1.485cm"/>
    </style:style>
    <style:style style:name="Mpr4" style:family="presentation" style:parent-style-name="标题幻灯片-backgroundobjects">
      <style:graphic-properties draw:stroke="none" draw:fill="none" draw:fill-color="#ffffff" draw:textarea-vertical-align="bottom" draw:auto-grow-height="false" fo:min-height="1.485cm"/>
    </style:style>
    <style:style style:name="Mpr5" style:family="presentation" style:parent-style-name="标题和内容-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标题和内容-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标题和内容-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标题和内容-backgroundobjects">
      <style:graphic-properties draw:stroke="none" draw:fill="none" draw:fill-color="#ffffff" draw:auto-grow-height="false" fo:min-height="1.27cm"/>
    </style:style>
    <style:style style:name="Mpr9" style:family="presentation" style:parent-style-name="标题和内容-backgroundobjects">
      <style:graphic-properties draw:stroke="none" draw:fill="none" draw:fill-color="#ffffff" draw:textarea-vertical-align="bottom" draw:auto-grow-height="false" fo:min-height="1.27cm"/>
    </style:style>
    <style:style style:name="Mpr10" style:family="presentation" style:parent-style-name="默认-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 style:family="presentation" style:parent-style-name="默认-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2" style:family="presentation" style:parent-style-name="默认-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默认-backgroundobjects">
      <style:graphic-properties draw:stroke="none" draw:fill="none" draw:fill-color="#ffffff" draw:auto-grow-height="false" fo:min-height="1.27cm"/>
    </style:style>
    <style:style style:name="Mpr14" style:family="presentation" style:parent-style-name="默认-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标题幻灯片" style:page-layout-name="PM1" draw:style-name="Mdp1">
      <draw:frame draw:name="标题 1" presentation:style-name="Mpr1" draw:text-style-name="MP6" draw:layer="backgroundobjects" svg:width="25.399cm" svg:height="6.631cm" svg:x="4.233cm" svg:y="3.118cm" presentation:class="title" presentation:user-transformed="true">
        <draw:text-box>
          <text:p text:style-name="MP5"><text:span text:style-name="MT2">单击此处编辑母版标题样式</text:span></text:p>
        </draw:text-box>
      </draw:frame>
      <draw:frame draw:name="日期占位符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7-06-22">6/22/17</text:date></text:span></text:p>
        </draw:text-box>
      </draw:frame>
      <draw:frame draw:name="页脚占位符 4" presentation:style-name="Mpr2" draw:text-style-name="MP8" draw:layer="backgroundobjects" svg:width="11.429cm" svg:height="1.013cm" svg:x="11.218cm" svg:y="17.657cm" presentation:class="footer" presentation:user-transformed="true">
        <draw:text-box>
          <text:p/>
        </draw:text-box>
      </draw:frame>
      <draw:frame draw:name="灯片编号占位符 5" presentation:style-name="Mpr2" draw:text-style-name="MP8" draw:layer="backgroundobjects" svg:width="7.619cm" svg:height="1.013cm" svg:x="23.918cm" svg:y="17.657cm" presentation:class="page-number" presentation:user-transformed="true">
        <draw:text-box>
          <text:p text:style-name="MP9"><text:span text:style-name="MT3"><text:page-number>&lt;编号&gt;</text:page-number></text:span></text:p>
        </draw:text-box>
      </draw:frame>
      <draw:frame presentation:style-name="标题幻灯片-outline1" draw:layer="backgroundobjects" svg:width="30.479cm" svg:height="11.048cm" svg:x="1.693cm" svg:y="4.457cm" presentation:class="outline" presentation:placeholder="true">
        <draw:text-box/>
      </draw:frame>
      <presentation:notes style:page-layout-name="PM2">
        <draw:page-thumbnail presentation:style-name="标题幻灯片-title" draw:layer="backgroundobjects" svg:width="14.848cm" svg:height="11.136cm" svg:x="3.075cm" svg:y="2.257cm" presentation:class="page"/>
        <draw:frame presentation:style-name="标题幻灯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标题和内容" style:page-layout-name="PM1" draw:style-name="Mdp2">
      <draw:frame draw:name="标题 1" presentation:style-name="Mpr5" draw:text-style-name="MP11" draw:layer="backgroundobjects" svg:width="29.209cm" svg:height="3.681cm" svg:x="2.328cm" svg:y="1.014cm" presentation:class="title" presentation:user-transformed="true">
        <draw:text-box>
          <text:p text:style-name="MP10"><text:span text:style-name="MT4">单击此处编辑母版标题样式</text:span></text:p>
        </draw:text-box>
      </draw:frame>
      <draw:frame draw:name="内容占位符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单击此处编辑母版文本样式</text:span></text:p>
              <text:list>
                <text:list-item>
                  <text:p text:style-name="MP13"><text:span text:style-name="MT6">第二级</text:span></text:p>
                  <text:list>
                    <text:list-item>
                      <text:p text:style-name="MP13"><text:span text:style-name="MT7">第三级</text:span></text:p>
                      <text:list>
                        <text:list-item>
                          <text:p text:style-name="MP13"><text:span text:style-name="MT8">第四级</text:span></text:p>
                          <text:list>
                            <text:list-item>
                              <text:p text:style-name="MP13"><text:span text:style-name="MT8">第五级</text:span></text:p>
                            </text:list-item>
                          </text:list>
                        </text:list-item>
                      </text:list>
                    </text:list-item>
                  </text:list>
                </text:list-item>
              </text:list>
            </text:list-item>
          </text:list>
        </draw:text-box>
      </draw:frame>
      <draw:frame draw:name="日期占位符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7-06-22">6/22/17</text:date></text:span></text:p>
        </draw:text-box>
      </draw:frame>
      <draw:frame draw:name="页脚占位符 4" presentation:style-name="Mpr7" draw:text-style-name="MP8" draw:layer="backgroundobjects" svg:width="11.429cm" svg:height="1.013cm" svg:x="11.218cm" svg:y="17.657cm" presentation:class="footer" presentation:user-transformed="true">
        <draw:text-box>
          <text:p/>
        </draw:text-box>
      </draw:frame>
      <draw:frame draw:name="灯片编号占位符 5" presentation:style-name="Mpr7" draw:text-style-name="MP8" draw:layer="backgroundobjects" svg:width="7.619cm" svg:height="1.013cm" svg:x="23.918cm" svg:y="17.657cm" presentation:class="page-number" presentation:user-transformed="true">
        <draw:text-box>
          <text:p text:style-name="MP9"><text:span text:style-name="MT3"><text:page-number>&lt;编号&gt;</text:page-number></text:span></text:p>
        </draw:text-box>
      </draw:frame>
      <presentation:notes style:page-layout-name="PM2">
        <draw:page-thumbnail presentation:style-name="标题和内容-title" draw:layer="backgroundobjects" svg:width="16.932cm" svg:height="9.524cm" svg:x="1.058cm" svg:y="1.93cm" presentation:class="page"/>
        <draw:frame presentation:style-name="标题和内容-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默认" style:page-layout-name="PM1" draw:style-name="Mdp3">
      <draw:frame draw:name="标题 1" presentation:style-name="Mpr10" draw:text-style-name="MP11" draw:layer="backgroundobjects" svg:width="30.479cm" svg:height="3.174cm" svg:x="1.693cm" svg:y="0.763cm" presentation:class="title" presentation:user-transformed="true">
        <draw:text-box>
          <text:p text:style-name="MP5"><text:span text:style-name="MT9">单击此处编辑母版标题样式</text:span></text:p>
        </draw:text-box>
      </draw:frame>
      <draw:frame draw:name="内容占位符 2" presentation:style-name="Mpr11" draw:text-style-name="MP19" draw:layer="backgroundobjects" svg:width="30.479cm" svg:height="12.571cm" svg:x="1.693cm" svg:y="4.445cm" presentation:class="outline" presentation:user-transformed="true">
        <draw:text-box>
          <text:list text:style-name="ML3">
            <text:list-item>
              <text:p text:style-name="MP15"><text:span text:style-name="MT10">单击此处编辑母版文本样式</text:span></text:p>
              <text:list>
                <text:list-item>
                  <text:p text:style-name="MP16"><text:span text:style-name="MT5">第二级</text:span></text:p>
                  <text:list>
                    <text:list-item>
                      <text:p text:style-name="MP17"><text:span text:style-name="MT6">第三级</text:span></text:p>
                      <text:list>
                        <text:list-item>
                          <text:p text:style-name="MP18"><text:span text:style-name="MT7">第四级</text:span></text:p>
                          <text:list>
                            <text:list-item>
                              <text:p text:style-name="MP18"><text:span text:style-name="MT7">第五级</text:span></text:p>
                            </text:list-item>
                          </text:list>
                        </text:list-item>
                      </text:list>
                    </text:list-item>
                  </text:list>
                </text:list-item>
              </text:list>
            </text:list-item>
          </text:list>
        </draw:text-box>
      </draw:frame>
      <draw:frame draw:name="日期占位符 3" presentation:style-name="Mpr12" draw:text-style-name="MP8" draw:layer="backgroundobjects" svg:width="7.901cm" svg:height="1.013cm" svg:x="1.693cm" svg:y="17.657cm" presentation:class="date-time" presentation:user-transformed="true">
        <draw:text-box>
          <text:p text:style-name="MP7"><text:span text:style-name="MT3"><text:date style:data-style-name="D1" text:date-value="2017-06-22">6/22/17</text:date></text:span></text:p>
        </draw:text-box>
      </draw:frame>
      <draw:frame draw:name="页脚占位符 4" presentation:style-name="Mpr12" draw:text-style-name="MP8" draw:layer="backgroundobjects" svg:width="10.723cm" svg:height="1.013cm" svg:x="11.571cm" svg:y="17.657cm" presentation:class="footer" presentation:user-transformed="true">
        <draw:text-box>
          <text:p/>
        </draw:text-box>
      </draw:frame>
      <draw:frame draw:name="灯片编号占位符 5" presentation:style-name="Mpr12" draw:text-style-name="MP8" draw:layer="backgroundobjects" svg:width="7.901cm" svg:height="1.013cm" svg:x="24.271cm" svg:y="17.657cm" presentation:class="page-number" presentation:user-transformed="true">
        <draw:text-box>
          <text:p text:style-name="MP9"><text:span text:style-name="MT3"><text:page-number>&lt;编号&gt;</text:page-number></text:span></text:p>
        </draw:text-box>
      </draw:frame>
      <presentation:notes style:page-layout-name="PM2">
        <draw:page-thumbnail presentation:style-name="默认-title" draw:layer="backgroundobjects" svg:width="16.932cm" svg:height="9.524cm" svg:x="1.058cm" svg:y="1.93cm" presentation:class="page"/>
        <draw:frame presentation:style-name="默认-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ww.1ppt.com</dc:title>
    <meta:initial-creator>www.1ppt.com</meta:initial-creator>
    <meta:keyword>www.1ppt.com</meta:keyword>
    <meta:editing-cycles>437</meta:editing-cycles>
    <meta:creation-date>2015-03-19T06:14:36</meta:creation-date>
    <dc:date>2017-06-22T15:13:36.118000000</dc:date>
    <meta:editing-duration>PT14H56M46S</meta:editing-duration>
    <meta:generator>LibreOffice/5.2.7.2$Windows_X86_64 LibreOffice_project/2b7f1e640c46ceb28adf43ee075a6e8b8439ed10</meta:generator>
    <meta:document-statistic meta:object-count="37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3</meta:user-defined>
    <meta:user-defined meta:name="PresentationFormat" meta:value-type="string">自定义</meta:user-defined>
    <meta:user-defined meta:name="ScaleCrop" meta:value-type="boolean">false</meta:user-defined>
    <meta:user-defined meta:name="ShareDoc" meta:value-type="boolean">false</meta:user-defined>
    <meta:user-defined meta:name="Slides" meta:value-type="float">24</meta:user-defined>
  </office:meta>
</office:document-meta>
</file>